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draw:textarea-vertical-align="middle" fo:min-height="12.18cm"/>
      <style:paragraph-properties style:writing-mode="lr-tb"/>
    </style:style>
    <style:style style:name="pr26" style:family="presentation" style:parent-style-name="Default-outline1">
      <style:graphic-properties draw:textarea-vertical-align="middle" fo:min-height="12.95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fo:min-height="12.387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outline1">
      <style:graphic-properties draw:textarea-vertical-align="middle" fo:min-height="15.256cm"/>
      <style:paragraph-properties style:writing-mode="lr-tb"/>
    </style:style>
    <style:style style:name="pr31" style:family="presentation" style:parent-style-name="Default-outline1">
      <style:graphic-properties draw:textarea-vertical-align="middle" fo:min-height="14.531cm"/>
      <style:paragraph-properties style:writing-mode="lr-tb"/>
    </style:style>
    <style:style style:name="pr32" style:family="presentation" style:parent-style-name="Default-notes">
      <style:graphic-properties draw:fill-color="#ffffff" fo:min-height="18.889cm"/>
      <style:paragraph-properties style:writing-mode="lr-tb"/>
    </style:style>
    <style:style style:name="pr33" style:family="presentation" style:parent-style-name="Default-outline1">
      <style:graphic-properties draw:textarea-vertical-align="middle" fo:min-height="14.216cm"/>
      <style:paragraph-properties style:writing-mode="lr-tb"/>
    </style:style>
    <style:style style:name="pr34" style:family="presentation" style:parent-style-name="Default-outline1">
      <style:graphic-properties fo:min-height="13.859cm"/>
      <style:paragraph-properties style:writing-mode="lr-tb"/>
    </style:style>
    <style:style style:name="pr35" style:family="presentation" style:parent-style-name="Default-outline1">
      <style:graphic-properties draw:textarea-vertical-align="middle" fo:min-height="15.046cm"/>
      <style:paragraph-properties style:writing-mode="lr-tb"/>
    </style:style>
    <style:style style:name="pr36" style:family="presentation" style:parent-style-name="Default-notes">
      <style:graphic-properties draw:fill-color="#ffffff" fo:min-height="15.741cm"/>
      <style:paragraph-properties style:writing-mode="lr-tb"/>
    </style:style>
    <style:style style:name="pr37" style:family="presentation" style:parent-style-name="Default-outline1">
      <style:graphic-properties fo:min-height="14.111cm"/>
      <style:paragraph-properties style:writing-mode="lr-tb"/>
    </style:style>
    <style:style style:name="pr38" style:family="presentation" style:parent-style-name="Default-outline1">
      <style:graphic-properties draw:textarea-vertical-align="middle" fo:min-height="14.901cm"/>
      <style:paragraph-properties style:writing-mode="lr-tb"/>
    </style:style>
    <style:style style:name="pr39" style:family="presentation" style:parent-style-name="Default-outline1">
      <style:graphic-properties fo:min-height="14.156cm"/>
      <style:paragraph-properties style:writing-mode="lr-tb"/>
    </style:style>
    <style:style style:name="pr40" style:family="presentation" style:parent-style-name="Default-notes">
      <style:graphic-properties draw:fill-color="#ffffff" fo:min-height="21.25cm"/>
      <style:paragraph-properties style:writing-mode="lr-tb"/>
    </style:style>
    <style:style style:name="pr41" style:family="presentation" style:parent-style-name="Default-notes">
      <style:graphic-properties draw:fill-color="#ffffff" fo:min-height="17.315cm"/>
      <style:paragraph-properties style:writing-mode="lr-tb"/>
    </style:style>
    <style:style style:name="pr42" style:family="presentation" style:parent-style-name="Default-notes">
      <style:graphic-properties draw:fill-color="#ffffff" fo:min-height="11.806cm"/>
      <style:paragraph-properties style:writing-mode="lr-tb"/>
    </style:style>
    <style:style style:name="pr43" style:family="presentation" style:parent-style-name="Default-outline1">
      <style:graphic-properties fo:min-height="12.24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writing-mode="lr-tb"/>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paragraph-properties style:writing-mode="lr-tb"/>
      <style:text-properties fo:font-size="14pt" style:font-size-asian="14pt" style:font-size-complex="14pt"/>
    </style:style>
    <style:style style:name="P14" style:family="paragraph">
      <style:paragraph-properties fo:margin-top="0cm" fo:margin-bottom="0cm" style:writing-mode="lr-tb"/>
      <style:text-properties fo:font-size="24pt" style:font-size-asian="24pt" style:font-size-complex="24pt"/>
    </style:style>
    <style:style style:name="P15" style:family="paragraph">
      <style:paragraph-properties style:writing-mode="lr-tb"/>
      <style:text-properties fo:font-size="24pt" style:font-size-asian="24pt" style:font-size-complex="24pt"/>
    </style:style>
    <style:style style:name="P16" style:family="paragraph">
      <style:paragraph-properties fo:margin-top="0cm" fo:margin-bottom="0cm" style:writing-mode="lr-tb"/>
      <style:text-properties fo:font-size="26pt" style:font-size-asian="26pt" style:font-size-complex="26pt"/>
    </style:style>
    <style:style style:name="P17" style:family="paragraph">
      <style:paragraph-properties fo:margin-top="0cm" fo:margin-bottom="0cm" style:writing-mode="lr-tb"/>
    </style:style>
    <style:style style:name="P18" style:family="paragraph">
      <style:paragraph-properties fo:margin-top="0cm" fo:margin-bottom="0cm" style:writing-mode="lr-tb"/>
      <style:text-properties style:font-name="Consolas7" fo:font-size="16pt" style:font-size-asian="16pt" style:font-size-complex="16pt"/>
    </style:style>
    <style:style style:name="P19" style:family="paragraph">
      <style:paragraph-properties fo:margin-top="0cm" fo:margin-bottom="0cm" style:writing-mode="lr-tb"/>
      <style:text-properties fo:font-size="20pt" style:font-size-asian="20pt" style:font-size-complex="20pt"/>
    </style:style>
    <style:style style:name="P20" style:family="paragraph">
      <style:paragraph-properties fo:margin-top="0cm" fo:margin-bottom="0cm" style:writing-mode="lr-tb"/>
      <style:text-properties fo:font-size="12pt" style:font-size-asian="12pt" style:font-size-complex="12pt"/>
    </style:style>
    <style:style style:name="P21" style:family="paragraph">
      <style:paragraph-properties fo:margin-top="0cm" fo:margin-bottom="0cm" style:writing-mode="lr-tb"/>
      <style:text-properties fo:font-size="22pt" style:font-size-asian="22pt" style:font-size-complex="22pt"/>
    </style:style>
    <style:style style:name="P22" style:family="paragraph">
      <style:paragraph-properties fo:margin-top="0cm" fo:margin-bottom="0cm" style:writing-mode="lr-tb"/>
      <style:text-properties fo:font-size="18pt" style:font-size-asian="18pt" style:font-size-complex="18pt"/>
    </style:style>
    <style:style style:name="P23" style:family="paragraph">
      <style:paragraph-properties fo:margin-left="0.6cm" fo:margin-right="0cm" fo:margin-top="0cm" fo:margin-bottom="0.499cm" fo:text-indent="-0.6cm"/>
    </style:style>
    <style:style style:name="P24" style:family="paragraph">
      <style:paragraph-properties fo:margin-top="0cm" fo:margin-bottom="0cm" style:text-autospace="none" style:writing-mode="lr-tb"/>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P25" style:family="paragraph">
      <style:paragraph-properties fo:margin-top="0cm" fo:margin-bottom="0cm" style:text-autospace="none"/>
      <style:text-properties style:font-name="Consolas4" fo:font-size="16pt" style:font-name-asian="Consolas4" style:font-size-asian="16pt" style:font-name-complex="Consolas4" style:font-size-complex="16pt"/>
    </style:style>
    <style:style style:name="P26" style:family="paragraph">
      <loext:graphic-properties draw:fill-color="#ffffff"/>
    </style:style>
    <style:style style:name="P27" style:family="paragraph">
      <style:paragraph-properties fo:margin-top="0cm" fo:margin-bottom="0cm" style:text-autospace="none"/>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P28" style:family="paragraph">
      <style:paragraph-properties fo:margin-top="0cm" fo:margin-bottom="0cm" style:text-autospace="none"/>
      <style:text-properties fo:color="#000000" loext:opacity="100%" style:font-name="Consolas4" fo:font-size="16pt" style:font-name-asian="Consolas4" style:font-size-asian="16pt" style:font-name-complex="Consolas4" style:font-size-complex="16pt"/>
    </style:style>
    <style:style style:name="P29" style:family="paragraph">
      <style:paragraph-properties fo:margin-top="0cm" fo:margin-bottom="0cm"/>
      <style:text-properties fo:font-size="16pt" style:font-size-asian="16pt" style:font-size-complex="16pt"/>
    </style:style>
    <style:style style:name="P30" style:family="paragraph">
      <style:paragraph-properties fo:margin-top="0cm" fo:margin-bottom="0cm" style:text-autospace="none"/>
      <style:text-properties style:font-name="Consolas" fo:font-size="16pt" style:font-name-asian="Consolas4" style:font-size-asian="16pt" style:font-name-complex="Consolas4" style:font-size-complex="16pt"/>
    </style:style>
    <style:style style:name="P31" style:family="paragraph">
      <style:paragraph-properties fo:margin-top="0cm" fo:margin-bottom="0cm"/>
      <style:text-properties style:font-name="Consolas" fo:font-size="16pt" style:font-size-asian="16pt" style:font-size-complex="16pt"/>
    </style:style>
    <style:style style:name="P32" style:family="paragraph">
      <style:paragraph-properties fo:margin-left="0cm" fo:margin-right="0cm" fo:margin-top="0cm" fo:margin-bottom="0.4cm" fo:text-indent="0cm"/>
    </style:style>
    <style:style style:name="P33" style:family="paragraph">
      <style:paragraph-properties fo:margin-top="0cm" fo:margin-bottom="0cm" fo:text-align="start" style:writing-mode="lr-tb"/>
      <style:text-properties fo:font-size="20pt" style:font-size-asian="20pt" style:font-size-complex="20pt"/>
    </style:style>
    <style:style style:name="P34" style:family="paragraph">
      <style:paragraph-properties style:writing-mode="lr-tb"/>
      <style:text-properties fo:font-size="20pt" style:font-size-asian="20pt" style:font-size-complex="20pt"/>
    </style:style>
    <style:style style:name="P35" style:family="paragraph">
      <style:paragraph-properties style:writing-mode="lr-tb"/>
      <style:text-properties fo:font-size="26pt" style:font-size-asian="26pt" style:font-size-complex="26pt"/>
    </style:style>
    <style:style style:name="P36" style:family="paragraph">
      <style:paragraph-properties fo:margin-left="0cm" fo:margin-right="0cm" fo:margin-top="0cm" fo:margin-bottom="0.499cm" fo:text-indent="0cm"/>
    </style:style>
    <style:style style:name="P37"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4" fo:font-size="16pt" style:font-name-asian="Consolas4" style:font-size-asian="16pt" style:font-name-complex="Consolas4" style:font-size-complex="16pt"/>
    </style:style>
    <style:style style:name="T11" style:family="text">
      <style:text-properties fo:color="#3f7f7f" loext:opacity="100%" style:font-name="Consolas4" fo:font-size="16pt" style:font-name-asian="Consolas4" style:font-size-asian="16pt" style:font-name-complex="Consolas4" style:font-size-complex="16pt"/>
    </style:style>
    <style:style style:name="T12" style:family="text">
      <style:text-properties fo:color="#7f007f" loext:opacity="100%" style:font-name="Consolas4" fo:font-size="16pt" style:font-name-asian="Consolas4" style:font-size-asian="16pt" style:font-name-complex="Consolas4" style:font-size-complex="16pt"/>
    </style:style>
    <style:style style:name="T13" style:family="text">
      <style:text-properties fo:color="#000000" loext:opacity="100%" style:font-name="Consolas4" fo:font-size="16pt" style:font-name-asian="Consolas4" style:font-size-asian="16pt" style:font-name-complex="Consolas4" style:font-size-complex="16pt"/>
    </style:style>
    <style:style style:name="T14"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61"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2" style:family="text">
      <style:text-properties fo:color="#000000" loext:opacity="100%" style:font-name="Consolas2" fo:font-size="20pt" style:font-name-asian="Consolas2" style:font-size-asian="20pt" style:font-name-complex="Consolas2" style:font-size-complex="20pt"/>
    </style:style>
    <style:style style:name="T63"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4" style:family="text">
      <style:text-properties style:font-name="Consolas2" fo:font-size="20pt" style:font-name-asian="Consolas2" style:font-size-asian="20pt" style:font-name-complex="Consolas2" style:font-size-complex="20pt"/>
    </style:style>
    <style:style style:name="T65"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66"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67" style:family="text">
      <style:text-properties fo:color="#000080" loext:opacity="100%" style:font-name="Consolas2" fo:font-size="20pt" style:font-name-asian="Consolas2" style:font-size-asian="20pt" style:font-name-complex="Consolas2" style:font-size-complex="20pt"/>
    </style:style>
    <style:style style:name="T68" style:family="text">
      <style:text-properties fo:color="#808000" loext:opacity="100%" style:font-name="Consolas2" fo:font-size="20pt" style:font-name-asian="Consolas2" style:font-size-asian="20pt" style:font-name-complex="Consolas2" style:font-size-complex="20pt"/>
    </style:style>
    <style:style style:name="T69" style:family="text">
      <style:text-properties fo:color="#008000" loext:opacity="100%" style:font-name="Consolas2" fo:font-size="20pt" style:font-name-asian="Consolas2" style:font-size-asian="20pt" style:font-name-complex="Consolas2" style:font-size-complex="20pt"/>
    </style:style>
    <style:style style:name="T7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2" style:family="text">
      <style:text-properties fo:color="#0066cc" loext:opacity="100%" style:font-name="Consolas7" fo:font-size="16pt" style:text-underline-style="solid" style:text-underline-width="auto" style:text-underline-color="font-color" style:font-name-asian="Consolas2" style:font-size-asian="16pt" style:font-name-complex="Consolas2" style:font-size-complex="16pt"/>
    </style:style>
    <style:style style:name="T73" style:family="text">
      <style:text-properties fo:color="#ff0000" loext:opacity="100%" style:font-name="Consolas7" fo:font-size="16pt" style:font-name-asian="Consolas2" style:font-size-asian="16pt" style:font-name-complex="Consolas2" style:font-size-complex="16pt"/>
    </style:style>
    <style:style style:name="T74" style:family="text">
      <style:text-properties fo:color="#000000" loext:opacity="100%" style:font-name="Consolas7" fo:font-size="16pt" style:font-name-asian="Consolas2" style:font-size-asian="16pt" style:font-name-complex="Consolas2" style:font-size-complex="16pt"/>
    </style:style>
    <style:style style:name="T75" style:family="text">
      <style:text-properties style:font-name="Consolas7" fo:font-size="16pt" style:font-name-asian="Consolas2" style:font-size-asian="16pt" style:font-name-complex="Consolas2" style:font-size-complex="16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color="#7f0055" loext:opacity="100%" style:font-name="Consolas4" fo:font-size="22pt" fo:font-weight="bold" style:font-name-asian="Consolas4" style:font-size-asian="22pt" style:font-weight-asian="bold" style:font-name-complex="Consolas4" style:font-size-complex="22pt" style:font-weight-complex="bold"/>
    </style:style>
    <style:style style:name="T82" style:family="text">
      <style:text-properties fo:color="#000000" loext:opacity="100%" style:font-name="Consolas4" fo:font-size="22pt" style:font-name-asian="Consolas4" style:font-size-asian="22pt" style:font-name-complex="Consolas4" style:font-size-complex="22pt"/>
    </style:style>
    <style:style style:name="T83" style:family="text">
      <style:text-properties fo:color="#000080" loext:opacity="100%" style:font-name="Consolas4" fo:font-size="22pt" fo:font-weight="bold" style:font-name-asian="Consolas4" style:font-size-asian="22pt" style:font-weight-asian="bold" style:font-name-complex="Consolas4" style:font-size-complex="22pt" style:font-weight-complex="bold"/>
    </style:style>
    <style:style style:name="T84" style:family="text">
      <style:text-properties style:font-name="Consolas4" fo:font-size="22pt" style:font-name-asian="Consolas4" style:font-size-asian="22pt" style:font-name-complex="Consolas4" style:font-size-complex="22pt"/>
    </style:style>
    <style:style style:name="T85" style:family="text">
      <style:text-properties fo:color="#808080" loext:opacity="100%" style:font-name="Consolas4" fo:font-size="22pt" fo:font-weight="bold" style:font-name-asian="Consolas4" style:font-size-asian="22pt" style:font-weight-asian="bold" style:font-name-complex="Consolas4" style:font-size-complex="22pt" style:font-weight-complex="bold"/>
    </style:style>
    <style:style style:name="T86" style:family="text">
      <style:text-properties fo:color="#008080" loext:opacity="100%" style:font-name="Consolas4" fo:font-size="22pt" fo:font-style="italic" fo:font-weight="bold" style:font-name-asian="Consolas4" style:font-size-asian="22pt" style:font-style-asian="italic" style:font-weight-asian="bold" style:font-name-complex="Consolas4" style:font-size-complex="22pt" style:font-style-complex="italic" style:font-weight-complex="bold"/>
    </style:style>
    <style:style style:name="T87" style:family="text">
      <style:text-properties fo:color="#000080" loext:opacity="100%" style:font-name="Consolas4" fo:font-size="22pt" style:font-name-asian="Consolas4" style:font-size-asian="22pt" style:font-name-complex="Consolas4" style:font-size-complex="22pt"/>
    </style:style>
    <style:style style:name="T88" style:family="text">
      <style:text-properties fo:color="#000000" loext:opacity="100%" style:font-name="Consolas4" fo:font-size="22pt" fo:font-weight="bold" style:font-name-asian="Consolas4" style:font-size-asian="22pt" style:font-weight-asian="bold" style:font-name-complex="Consolas4" style:font-size-complex="22pt" style:font-weight-complex="bold"/>
    </style:style>
    <style:style style:name="T89" style:family="text">
      <style:text-properties fo:color="#6a3e3e" loext:opacity="100%" style:font-name="Consolas4" fo:font-size="22pt" fo:font-weight="bold" style:font-name-asian="Consolas4" style:font-size-asian="22pt" style:font-weight-asian="bold" style:font-name-complex="Consolas4" style:font-size-complex="22pt" style:font-weight-complex="bold"/>
    </style:style>
    <style:style style:name="T90" style:family="text">
      <style:text-properties fo:color="#000000" loext:opacity="100%" style:font-name="Consolas4" fo:font-size="22pt" fo:font-style="italic" style:font-name-asian="Consolas4" style:font-size-asian="22pt" style:font-style-asian="italic" style:font-name-complex="Consolas4" style:font-size-complex="22pt" style:font-style-complex="italic"/>
    </style:style>
    <style:style style:name="T91" style:family="text">
      <style:text-properties fo:color="#6a3e3e" loext:opacity="100%" style:font-name="Consolas4" fo:font-size="22pt" style:font-name-asian="Consolas4" style:font-size-asian="22pt" style:font-name-complex="Consolas4" style:font-size-complex="22pt"/>
    </style:style>
    <style:style style:name="T92"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93"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94" style:family="text">
      <style:text-properties style:font-name="Consolas4" fo:font-size="16pt" style:font-name-asian="Consolas4" style:font-size-asian="16pt" style:font-name-complex="Consolas4" style:font-size-complex="16pt"/>
    </style:style>
    <style:style style:name="T95" style:family="text">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T96"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97" style:family="text">
      <style:text-properties fo:color="#000080" loext:opacity="100%" style:font-name="Consolas4" fo:font-size="16pt" style:font-name-asian="Consolas4" style:font-size-asian="16pt" style:font-name-complex="Consolas4" style:font-size-complex="16pt"/>
    </style:style>
    <style:style style:name="T98"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99" style:family="text">
      <style:text-properties fo:color="#008000" loext:opacity="100%" style:font-name="Consolas4" fo:font-size="16pt" style:font-name-asian="Consolas4" style:font-size-asian="16pt" style:font-name-complex="Consolas4" style:font-size-complex="16pt"/>
    </style:style>
    <style:style style:name="T100"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101" style:family="text">
      <style:text-properties fo:color="#6a3e3e" loext:opacity="100%" style:font-name="Consolas4" fo:font-size="16pt" style:font-name-asian="Consolas4" style:font-size-asian="16pt" style:font-name-complex="Consolas4" style:font-size-complex="16pt"/>
    </style:style>
    <style:style style:name="T102"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103"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104" style:family="text">
      <style:text-properties fo:color="#000000" loext:opacity="100%" style:font-name="Consolas2" fo:font-size="18pt" style:font-name-asian="Consolas2" style:font-size-asian="18pt" style:font-name-complex="Consolas2" style:font-size-complex="18pt"/>
    </style:style>
    <style:style style:name="T105"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106" style:family="text">
      <style:text-properties style:font-name="Consolas2" fo:font-size="18pt" style:font-name-asian="Consolas2" style:font-size-asian="18pt" style:font-name-complex="Consolas2" style:font-size-complex="18pt"/>
    </style:style>
    <style:style style:name="T107"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108"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09" style:family="text">
      <style:text-properties fo:color="#000080" loext:opacity="100%" style:font-name="Consolas2" fo:font-size="18pt" style:font-name-asian="Consolas2" style:font-size-asian="18pt" style:font-name-complex="Consolas2" style:font-size-complex="18pt"/>
    </style:style>
    <style:style style:name="T110"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111"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112"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13"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114" style:family="text">
      <style:text-properties fo:color="#6a3e3e" loext:opacity="100%" style:font-name="Consolas2" fo:font-size="18pt" style:font-name-asian="Consolas2" style:font-size-asian="18pt" style:font-name-complex="Consolas2" style:font-size-complex="18pt"/>
    </style:style>
    <style:style style:name="T115" style:family="text">
      <style:text-properties fo:color="#808000" loext:opacity="100%" style:font-name="Consolas4" fo:font-size="16pt" style:font-name-asian="Consolas4" style:font-size-asian="16pt" style:font-name-complex="Consolas4" style:font-size-complex="16pt"/>
    </style:style>
    <style:style style:name="T116"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117"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118" style:family="text">
      <style:text-properties fo:color="#000000" loext:opacity="100%" style:font-name="Consolas4" fo:font-size="20pt" style:font-name-asian="Consolas4" style:font-size-asian="20pt" style:font-name-complex="Consolas4" style:font-size-complex="20pt"/>
    </style:style>
    <style:style style:name="T119"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120" style:family="text">
      <style:text-properties fo:color="#c0c0c0" loext:opacity="100%" style:font-name="Consolas4" fo:font-size="20pt" style:font-name-asian="Consolas4" style:font-size-asian="20pt" style:font-name-complex="Consolas4" style:font-size-complex="20pt"/>
    </style:style>
    <style:style style:name="T121"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122"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123"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124" style:family="text">
      <style:text-properties fo:color="#000000" loext:opacity="100%" style:font-name="Consolas4" fo:font-size="14pt" style:font-name-asian="Consolas4" style:font-size-asian="14pt" style:font-name-complex="Consolas4" style:font-size-complex="14pt"/>
    </style:style>
    <style:style style:name="T125"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126" style:family="text">
      <style:text-properties style:font-name="Consolas4" fo:font-size="14pt" style:font-name-asian="Consolas4" style:font-size-asian="14pt" style:font-name-complex="Consolas4" style:font-size-complex="14pt"/>
    </style:style>
    <style:style style:name="T127"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128"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129"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130" style:family="text">
      <style:text-properties fo:color="#008000" loext:opacity="100%" style:font-name="Consolas4" fo:font-size="14pt" style:font-name-asian="Consolas4" style:font-size-asian="14pt" style:font-name-complex="Consolas4" style:font-size-complex="14pt"/>
    </style:style>
    <style:style style:name="T131" style:family="text">
      <style:text-properties fo:color="#6a3e3e" loext:opacity="100%" style:font-name="Consolas4" fo:font-size="14pt" style:font-name-asian="Consolas4" style:font-size-asian="14pt" style:font-name-complex="Consolas4" style:font-size-complex="14pt"/>
    </style:style>
    <style:style style:name="T132" style:family="text">
      <style:text-properties fo:font-size="16pt" style:font-size-asian="16pt" style:font-size-complex="16pt"/>
    </style:style>
    <style:style style:name="T133"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134" style:family="text">
      <style:text-properties fo:color="#c0c0c0" loext:opacity="100%" style:font-name="Consolas4" fo:font-size="16pt" style:font-name-asian="Consolas4" style:font-size-asian="16pt" style:font-name-complex="Consolas4" style:font-size-complex="16pt"/>
    </style:style>
    <style:style style:name="T135" style:family="text">
      <style:text-properties fo:color="#008080" loext:opacity="100%" style:font-name="Consolas" fo:font-size="16pt" style:font-name-asian="Consolas4" style:font-size-asian="16pt" style:font-name-complex="Consolas4" style:font-size-complex="16pt"/>
    </style:style>
    <style:style style:name="T136" style:family="text">
      <style:text-properties fo:color="#3f7f7f" loext:opacity="100%" style:font-name="Consolas" fo:font-size="16pt" style:text-underline-style="solid" style:text-underline-width="auto" style:text-underline-color="font-color" style:font-name-asian="Consolas4" style:font-size-asian="16pt" style:font-name-complex="Consolas4" style:font-size-complex="16pt"/>
    </style:style>
    <style:style style:name="T137" style:family="text">
      <style:text-properties style:font-name="Consolas" fo:font-size="16pt" style:font-size-asian="16pt" style:font-size-complex="16pt"/>
    </style:style>
    <style:style style:name="T138" style:family="text">
      <style:text-properties fo:color="#7f007f" loext:opacity="100%" style:font-name="Consolas" fo:font-size="16pt" style:font-name-asian="Consolas4" style:font-size-asian="16pt" style:font-name-complex="Consolas4" style:font-size-complex="16pt"/>
    </style:style>
    <style:style style:name="T139" style:family="text">
      <style:text-properties fo:color="#000000" loext:opacity="100%" style:font-name="Consolas" fo:font-size="16pt" style:font-name-asian="Consolas4" style:font-size-asian="16pt" style:font-name-complex="Consolas4" style:font-size-complex="16pt"/>
    </style:style>
    <style:style style:name="T140" style:family="text">
      <style:text-properties fo:color="#2a00ff" loext:opacity="100%" style:font-name="Consolas" fo:font-size="16pt" fo:font-style="italic" style:font-name-asian="Consolas4" style:font-size-asian="16pt" style:font-style-asian="italic" style:font-name-complex="Consolas4" style:font-size-complex="16pt" style:font-style-complex="italic"/>
    </style:style>
    <style:style style:name="T141" style:family="text">
      <style:text-properties fo:color="#3f7f7f" loext:opacity="100%" style:font-name="Consolas" fo:font-size="16pt" style:font-name-asian="Consolas4" style:font-size-asian="16pt" style:font-name-complex="Consolas4" style:font-size-complex="16pt"/>
    </style:style>
    <style:style style:name="T142"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3"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44"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5"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6"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7"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48"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49"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50"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1"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2"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3"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4"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5"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6"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7" style:family="text">
      <style:text-properties fo:color="#7f0055" loext:opacity="100%" style:font-name="Consolas7" fo:font-size="20pt" fo:font-weight="bold" style:font-name-asian="Consolas2" style:font-size-asian="20pt" style:font-weight-asian="bold" style:font-name-complex="Consolas2" style:font-size-complex="20pt" style:font-weight-complex="bold"/>
    </style:style>
    <style:style style:name="T158" style:family="text">
      <style:text-properties fo:color="#000000" loext:opacity="100%" style:font-name="Consolas7" fo:font-size="20pt" style:font-name-asian="Consolas2" style:font-size-asian="20pt" style:font-name-complex="Consolas2" style:font-size-complex="20pt"/>
    </style:style>
    <style:style style:name="T159" style:family="text">
      <style:text-properties fo:color="#000080" loext:opacity="100%" style:font-name="Consolas7" fo:font-size="20pt" fo:font-weight="bold" style:font-name-asian="Consolas2" style:font-size-asian="20pt" style:font-weight-asian="bold" style:font-name-complex="Consolas2" style:font-size-complex="20pt" style:font-weight-complex="bold"/>
    </style:style>
    <style:style style:name="T160" style:family="text">
      <style:text-properties style:font-name="Consolas7" fo:font-size="20pt" style:font-name-asian="Consolas2" style:font-size-asian="20pt" style:font-name-complex="Consolas2" style:font-size-complex="20pt"/>
    </style:style>
    <style:style style:name="T161" style:family="text">
      <style:text-properties fo:color="#808080" loext:opacity="100%" style:font-name="Consolas7" fo:font-size="20pt" fo:font-weight="bold" style:font-name-asian="Consolas2" style:font-size-asian="20pt" style:font-weight-asian="bold" style:font-name-complex="Consolas2" style:font-size-complex="20pt" style:font-weight-complex="bold"/>
    </style:style>
    <style:style style:name="T162" style:family="text">
      <style:text-properties fo:color="#000080" loext:opacity="100%" style:font-name="Consolas7" fo:font-size="20pt" style:font-name-asian="Consolas2" style:font-size-asian="20pt" style:font-name-complex="Consolas2" style:font-size-complex="20pt"/>
    </style:style>
    <style:style style:name="T163" style:family="text">
      <style:text-properties fo:color="#000000" loext:opacity="100%" style:font-name="Consolas7" fo:font-size="20pt" fo:font-weight="bold" style:font-name-asian="Consolas2" style:font-size-asian="20pt" style:font-weight-asian="bold" style:font-name-complex="Consolas2" style:font-size-complex="20pt" style:font-weight-complex="bold"/>
    </style:style>
    <style:style style:name="T164" style:family="text">
      <style:text-properties fo:color="#7f0055"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5" style:family="text">
      <style:text-properties fo:color="#000000" loext:opacity="100%" style:text-outline="false" style:text-line-through-style="none" style:text-line-through-type="none" style:font-name="Consolas7"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66" style:family="text">
      <style:text-properties fo:color="#000080"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7" style:family="text">
      <style:text-properties fo:color="#00000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8" style:family="text">
      <style:text-properties fo:color="#c0c0c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69" style:family="text">
      <style:text-properties fo:color="#6a3e3e" loext:opacity="100%" style:font-name="Consolas2" fo:font-size="20pt" style:font-name-asian="Consolas2" style:font-size-asian="20pt" style:font-name-complex="Consolas2" style:font-size-complex="20pt"/>
    </style:style>
    <style:style style:name="T170" style:family="text">
      <style:text-properties fo:color="#808000" loext:opacity="100%" style:font-name="Consolas2" fo:font-size="18pt" style:font-name-asian="Consolas2" style:font-size-asian="18pt" style:font-name-complex="Consolas2" style:font-size-complex="18pt"/>
    </style:style>
    <style:style style:name="T171" style:family="text">
      <style:text-properties fo:color="#008000" loext:opacity="100%" style:font-name="Consolas2" fo:font-size="18pt" style:font-name-asian="Consolas2" style:font-size-asian="18pt" style:font-name-complex="Consolas2" style:font-size-complex="18pt"/>
    </style:style>
    <style:style style:name="T172" style:family="text">
      <style:text-properties fo:color="#808000" loext:opacity="100%" style:font-name="Consolas4" fo:font-size="16pt" fo:font-weight="bold" style:font-name-asian="Consolas4" style:font-size-asian="16pt" style:font-weight-asian="bold" style:font-name-complex="Consolas4" style:font-size-complex="16pt" style:font-weight-complex="bold"/>
    </style:style>
    <style:style style:name="T173" style:family="text">
      <style:text-properties fo:font-size="26pt" style:font-size-asian="26pt" style:font-size-complex="26pt"/>
    </style:style>
    <style:style style:name="T174"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3"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Instance&lt;T&gt; offers streams</text:p>
          </draw:text-box>
        </draw:frame>
        <draw:frame presentation:style-name="pr25" draw:text-style-name="P21" draw:layer="layout" svg:width="25.199cm" svg:height="12.18cm" svg:x="1.4cm" svg:y="4.914cm" presentation:class="outline" presentation:user-transformed="true">
          <draw:text-box>
            <text:p text:style-name="P8"><text:span text:style-name="T81">public</text:span><text:span text:style-name="T82"> </text:span><text:span text:style-name="T81">class</text:span><text:span text:style-name="T82"> </text:span><text:span text:style-name="T83">ActionCollector</text:span><text:span text:style-name="T82"> {</text:span></text:p>
            <text:p text:style-name="P8"><text:span text:style-name="T84"/></text:p>
            <text:p text:style-name="P8"><text:span text:style-name="T82"><text:s text:c="4"/></text:span><text:span text:style-name="T85">@Inject</text:span></text:p>
            <text:p text:style-name="P8"><text:span text:style-name="T82"><text:s text:c="4"/></text:span><text:span text:style-name="T81">private</text:span><text:span text:style-name="T82"> </text:span><text:span text:style-name="T86">Instance</text:span><text:span text:style-name="T82">&lt;</text:span><text:span text:style-name="T86">Action</text:span><text:span text:style-name="T82">&gt; </text:span><text:span text:style-name="T87">actions</text:span><text:span text:style-name="T82">;</text:span></text:p>
            <text:p text:style-name="P8"><text:span text:style-name="T84"/></text:p>
            <text:p text:style-name="P8"><text:span text:style-name="T82"><text:s text:c="4"/></text:span><text:span text:style-name="T81">public</text:span><text:span text:style-name="T82"> </text:span><text:span text:style-name="T86">List</text:span><text:span text:style-name="T82">&lt;</text:span><text:span text:style-name="T86">Action</text:span><text:span text:style-name="T82">&gt; </text:span><text:span text:style-name="T88">possibleActions</text:span><text:span text:style-name="T82">(</text:span><text:span text:style-name="T83">Record</text:span><text:span text:style-name="T82"> </text:span><text:span text:style-name="T89">record</text:span><text:span text:style-name="T82">) {</text:span></text:p>
            <text:p text:style-name="P8"><text:span text:style-name="T82"><text:s text:c="8"/></text:span><text:span text:style-name="T81">return</text:span><text:span text:style-name="T82"> </text:span><text:span text:style-name="T87">actions</text:span></text:p>
            <text:p text:style-name="P8"><text:span text:style-name="T82"><text:s text:c="12"/></text:span><text:span text:style-name="T82">.stream()</text:span></text:p>
            <text:p text:style-name="P8"><text:span text:style-name="T82"><text:s text:c="12"/></text:span><text:span text:style-name="T82">.</text:span><text:span text:style-name="T90">filter</text:span><text:span text:style-name="T82">(</text:span><text:span text:style-name="T89">action</text:span><text:span text:style-name="T82"> -&gt; </text:span><text:span text:style-name="T91">action</text:span><text:span text:style-name="T82">.</text:span><text:span text:style-name="T90">isApplicable</text:span><text:span text:style-name="T82">(</text:span><text:span text:style-name="T91">record</text:span><text:span text:style-name="T82">))</text:span></text:p>
            <text:p text:style-name="P8"><text:span text:style-name="T82"><text:s text:c="12"/></text:span><text:span text:style-name="T82">.toList();</text:span></text:p>
            <text:p text:style-name="P8"><text:span text:style-name="T82"><text:s text:c="4"/></text:span><text:span text:style-name="T82">}</text:span></text:p>
            <text:p text:style-name="P8"><text:span text:style-name="T84"/></text:p>
            <text:p text:style-name="P8"><text:span text:style-name="T82">}</text:span></text:p>
          </draw:text-box>
        </draw:frame>
        <presentation:notes draw:style-name="dp1">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Strategy pattern</text:p>
          </draw:text-box>
        </draw:frame>
        <draw:frame presentation:style-name="pr26" draw:text-style-name="P9" draw:layer="layout" svg:width="25.199cm" svg:height="12.95cm" svg:x="1.4cm" svg:y="4.914cm" presentation:class="outline" presentation:user-transformed="true">
          <draw:text-box>
            <text:p text:style-name="P8"><text:span text:style-name="T92">public</text:span><text:span text:style-name="T13"> </text:span><text:span text:style-name="T92">class</text:span><text:span text:style-name="T13"> </text:span><text:span text:style-name="T93">UserProducer</text:span><text:span text:style-name="T13"> {</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6">Instance</text:span><text:span text:style-name="T13">&lt;</text:span><text:span text:style-name="T96">UserMapper</text:span><text:span text:style-name="T13">&gt; </text:span><text:span text:style-name="T97">mappers</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3">UserSubject</text:span><text:span text:style-name="T13"> </text:span><text:span text:style-name="T97">subject</text:span><text:span text:style-name="T13">;</text:span></text:p>
            <text:p text:style-name="P8"><text:span text:style-name="T94"/></text:p>
            <text:p text:style-name="P8"><text:span text:style-name="T13"><text:s text:c="4"/></text:span><text:span text:style-name="T95">@Produces</text:span></text:p>
            <text:p text:style-name="P8"><text:span text:style-name="T13"><text:s text:c="4"/></text:span><text:span text:style-name="T95">@RequestScoped</text:span></text:p>
            <text:p text:style-name="P8"><text:span text:style-name="T13"><text:s text:c="4"/></text:span><text:span text:style-name="T92">public</text:span><text:span text:style-name="T13"> </text:span><text:span text:style-name="T93">User</text:span><text:span text:style-name="T13"> </text:span><text:span text:style-name="T98">user</text:span><text:span text:style-name="T13">() {</text:span></text:p>
            <text:p text:style-name="P8"><text:span text:style-name="T13"><text:s text:c="8"/></text:span><text:span text:style-name="T92">if</text:span><text:span text:style-name="T13"> (!</text:span><text:span text:style-name="T97">subject</text:span><text:span text:style-name="T13">.authenticated()) {</text:span></text:p>
            <text:p text:style-name="P8"><text:span text:style-name="T13"><text:s text:c="12"/></text:span><text:span text:style-name="T92">throw</text:span><text:span text:style-name="T13"> </text:span><text:span text:style-name="T92">new</text:span><text:span text:style-name="T13"> </text:span><text:span text:style-name="T93">ForbiddenException</text:span><text:span text:style-name="T13">(</text:span><text:span text:style-name="T99">"Authentication required."</text:span><text:span text:style-name="T13">);</text:span></text:p>
            <text:p text:style-name="P8"><text:span text:style-name="T13"><text:s text:c="8"/></text:span><text:span text:style-name="T13">}</text:span></text:p>
            <text:p text:style-name="P8"><text:span text:style-name="T13"><text:s text:c="8"/></text:span><text:span text:style-name="T92">for</text:span><text:span text:style-name="T13"> (</text:span><text:span text:style-name="T96">UserMapper</text:span><text:span text:style-name="T13"> </text:span><text:span text:style-name="T100">mapper</text:span><text:span text:style-name="T13"> : </text:span><text:span text:style-name="T97">mappers</text:span><text:span text:style-name="T13">) {</text:span></text:p>
            <text:p text:style-name="P8"><text:span text:style-name="T13"><text:s text:c="12"/></text:span><text:span text:style-name="T92">if</text:span><text:span text:style-name="T13"> (</text:span><text:span text:style-name="T101">mapper</text:span><text:span text:style-name="T13">.</text:span><text:span text:style-name="T102">isApplicable</text:span><text:span text:style-name="T13">(</text:span><text:span text:style-name="T97">subject</text:span><text:span text:style-name="T13">)) {</text:span></text:p>
            <text:p text:style-name="P8"><text:span text:style-name="T13"><text:s text:c="16"/></text:span><text:span text:style-name="T92">return</text:span><text:span text:style-name="T13"> </text:span><text:span text:style-name="T101">mapper</text:span><text:span text:style-name="T13">.</text:span><text:span text:style-name="T102">apply</text:span><text:span text:style-name="T13">(</text:span><text:span text:style-name="T97">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92">throw</text:span><text:span text:style-name="T13"> </text:span><text:span text:style-name="T92">new</text:span><text:span text:style-name="T13"> </text:span><text:span text:style-name="T93">ForbiddenException</text:span><text:span text:style-name="T13">(</text:span><text:span text:style-name="T99">"Unknown user "</text:span><text:span text:style-name="T13"> + </text:span><text:span text:style-name="T97">subject</text:span><text:span text:style-name="T13">.accessId());</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1">
          <office:forms form:automatic-focus="false" form:apply-design-mode="false"/>
          <draw:page-thumbnail draw:style-name="gr1" draw:layer="layout" svg:width="13.968cm" svg:height="10.476cm" svg:x="3.81cm" svg:y="2.123cm" draw:page-number="48" presentation:class="page"/>
          <draw:frame presentation:style-name="pr6"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8"><text:span text:style-name="T103">public</text:span><text:span text:style-name="T104"> </text:span><text:span text:style-name="T103">class</text:span><text:span text:style-name="T104"> </text:span><text:span text:style-name="T105">GreeterClient</text:span><text:span text:style-name="T104"> {</text:span></text:p>
            <text:p text:style-name="P8"><text:span text:style-name="T106"/></text:p>
            <text:p text:style-name="P8"><text:span text:style-name="T104"><text:s text:c="4"/></text:span><text:span text:style-name="T107">@Any</text:span></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Instance</text:span><text:span text:style-name="T104">&lt;</text:span><text:span text:style-name="T108">HelloService</text:span><text:span text:style-name="T104">&gt; </text:span><text:span text:style-name="T109">services</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hello</text:span><text:span text:style-name="T104"> () {</text:span></text:p>
            <text:p text:style-name="P8"><text:span text:style-name="T104"><text:s text:c="8"/></text:span><text:span text:style-name="T108">Annotation</text:span><text:span text:style-name="T104"> </text:span><text:span text:style-name="T111">qualifier</text:span><text:span text:style-name="T104"> = </text:span><text:span text:style-name="T103">new</text:span><text:span text:style-name="T104"> </text:span><text:span text:style-name="T112">AnnotationLiteral</text:span><text:span text:style-name="T104">&lt;</text:span><text:span text:style-name="T107">English</text:span><text:span text:style-name="T104">&gt;() {};</text:span></text:p>
            <text:p text:style-name="P8"><text:span text:style-name="T104"><text:s text:c="8"/></text:span><text:span text:style-name="T108">HelloService</text:span><text:span text:style-name="T104"> </text:span><text:span text:style-name="T111">service</text:span><text:span text:style-name="T104"> = </text:span><text:span text:style-name="T109">services</text:span><text:span text:style-name="T104">.</text:span><text:span text:style-name="T113">select</text:span><text:span text:style-name="T104">(</text:span><text:span text:style-name="T114">qualifier</text:span><text:span text:style-name="T104">).</text:span><text:span text:style-name="T113">get</text:span><text:span text:style-name="T104">();</text:span></text:p>
            <text:p text:style-name="P8"><text:span text:style-name="T104"><text:s text:c="8"/></text:span><text:span text:style-name="T113">display</text:span><text:span text:style-name="T104">(</text:span><text:span text:style-name="T114">service</text:span><text:span text:style-name="T104">.</text:span><text:span text:style-name="T113">hello</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1">
          <office:forms form:automatic-focus="false" form:apply-design-mode="false"/>
          <draw:page-thumbnail draw:style-name="gr1" draw:layer="layout" svg:width="13.968cm" svg:height="10.476cm" svg:x="3.81cm" svg:y="2.123cm" draw:page-number="49" presentation:class="page"/>
          <draw:frame presentation:style-name="pr27" draw:text-style-name="P3" draw:layer="layout" svg:width="17.271cm" svg:height="13.38cm" svg:x="2.159cm" svg:y="13.271cm" presentation:class="notes" presentation:user-transformed="true">
            <draw:text-box>
              <text:p>Qualifiers can also be applied to Instance.</text:p>
              <text:p>Runtime selection, we can runtime apply qualifiers to this Instance.</text:p>
              <text:p>For example here we create an annotation with new AnnotationLiteral&lt;English&gt;, and we can instance.select(qualifier).get(), and we can say hello in English.</text:p>
              <text:p>This code basically just creates some metaobject metadata for CDI, so it knows to query the @English annotation for the beans, and we select for this specific @English qualifier, and then we get the one possible implementation from those that fulfill this criteria.</text:p>
              <text:p>I think you can also add the @English qualifier before Instance, I am not sure, now that I mention it I am not sure, I will have to test it out, or you can test it.</text:p>
              <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Built-in annotation literals</text:p>
          </draw:text-box>
        </draw:frame>
        <draw:frame presentation:style-name="pr28" draw:text-style-name="P9" draw:layer="layout" svg:width="25.199cm" svg:height="12.387cm" svg:x="1.4cm" svg:y="4.914cm" presentation:class="outline" presentation:user-transformed="true">
          <draw:text-box>
            <text:p text:style-name="P8"><text:span text:style-name="T13"><text:s text:c="12"/></text:span><text:span text:style-name="T95">Any</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faul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ew</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pecializes</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Veto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onbinding</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Request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ess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pplic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penden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Convers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lternative</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02">of</text:span><text:span text:style-name="T13">(</text:span><text:span text:style-name="T92">new</text:span><text:span text:style-name="T13"> </text:span><text:span text:style-name="T93">Class</text:span><text:span text:style-name="T13">[]{</text:span><text:span text:style-name="T96">HelloService</text:span><text:span text:style-name="T13">.</text:span><text:span text:style-name="T92">class</text:span><text:span text:style-name="T13">})</text:span></text:p>
          </draw:text-box>
        </draw:frame>
        <presentation:notes draw:style-name="dp1">
          <office:forms form:automatic-focus="false" form:apply-design-mode="false"/>
          <draw:page-thumbnail draw:style-name="gr1" draw:layer="layout" svg:width="13.968cm" svg:height="10.476cm" svg:x="3.81cm" svg:y="2.123cm" draw:page-number="50" presentation:class="page"/>
          <draw:frame presentation:style-name="pr6" draw:text-style-name="P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ny</text:p>
          </draw:text-box>
        </draw:frame>
        <draw:frame presentation:style-name="pr29" draw:text-style-name="P1" draw:layer="layout" svg:width="25.199cm" svg:height="12.18cm" svg:x="1.4cm" svg:y="4.914cm" presentation:class="outline" presentation:user-transformed="true">
          <draw:text-box>
            <text:list text:style-name="L3">
              <text:list-item>
                <text:p text:style-name="P23">Present on all beans except @New</text:p>
              </text:list-item>
              <text:list-item>
                <text:p text:style-name="P23">Instance&lt;T&gt; can be annotated with @Any</text:p>
              </text:list-item>
              <text:list-item>
                <text:p text:style-name="P23">Allows us to specify qualifiers dynamically</text:p>
              </text:list-item>
            </text:list>
          </draw:text-box>
        </draw:frame>
        <presentation:notes draw:style-name="dp2">
          <draw:page-thumbnail draw:style-name="gr1" draw:layer="layout" svg:width="13.968cm" svg:height="10.476cm" svg:x="3.81cm" svg:y="2.123cm" draw:page-number="51" presentation:class="page"/>
          <draw:frame presentation:style-name="pr6"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Default</text:p>
          </draw:text-box>
        </draw:frame>
        <draw:frame presentation:style-name="pr29" draw:text-style-name="P1" draw:layer="layout" svg:width="25.199cm" svg:height="12.18cm" svg:x="1.4cm" svg:y="4.914cm" presentation:class="outline">
          <draw:text-box>
            <text:list text:style-name="L3">
              <text:list-item>
                <text:p>Present on all beans except @Named</text:p>
              </text:list-item>
              <text:list-item>
                <text:p>Default qualifier on injection points</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text:p>
          </draw:text-box>
        </draw:frame>
        <draw:frame presentation:style-name="pr29" draw:text-style-name="P1" draw:layer="layout" svg:width="25.199cm" svg:height="12.18cm" svg:x="1.4cm" svg:y="4.914cm" presentation:class="outline" presentation:user-transformed="true">
          <draw:text-box>
            <text:list text:style-name="L3">
              <text:list-item>
                <text:p text:style-name="P23">Alternatives are disabled by default</text:p>
              </text:list-item>
              <text:list-item>
                <text:p text:style-name="P23">They can be enabled in beans.xml</text:p>
              </text:list-item>
              <text:list-item>
                <text:p text:style-name="P23">Or with SeContainerInitializer.selectAlternatives</text:p>
              </text:list-item>
              <text:list-item>
                <text:p text:style-name="P23">Or with various testing frameworks</text:p>
              </text:list-item>
              <text:list-item>
                <text:p text:style-name="P23">They are excellent to tag mocks for testing</text:p>
              </text:list-item>
            </text:list>
          </draw:text-box>
        </draw:frame>
        <presentation:notes draw:style-name="dp2">
          <draw:page-thumbnail draw:style-name="gr1" draw:layer="layout" svg:width="13.968cm" svg:height="10.476cm" svg:x="3.81cm" svg:y="2.123cm" draw:page-number="53" presentation:class="page"/>
          <draw:frame presentation:style-name="pr6" draw:text-style-name="P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prevent ambiguity</text:p>
          </draw:text-box>
        </draw:frame>
        <draw:frame presentation:style-name="pr25" draw:text-style-name="P24" draw:layer="layout" svg:width="25.199cm" svg:height="12.18cm" svg:x="1.4cm" svg:y="4.914cm" presentation:class="outline" presentation:user-transformed="true">
          <draw:text-box>
            <text:p text:style-name="P8"><text:span text:style-name="T116">@Alternative</text:span></text:p>
            <text:p text:style-name="P8"><text:span text:style-name="T117">public</text:span><text:span text:style-name="T118"> </text:span><text:span text:style-name="T117">class</text:span><text:span text:style-name="T118"> </text:span><text:span text:style-name="T119">User</text:span><text:span text:style-name="T118"> {</text:span></text:p>
            <text:p text:style-name="P8"><text:span text:style-name="T118"><text:s text:c="4"/></text:span><text:span text:style-name="T120">// ...</text:span></text:p>
            <text:p text:style-name="P8"><text:span text:style-name="T118">}</text:span></text:p>
            <text:p text:style-name="P8"><text:span text:style-name="T118"/></text:p>
            <text:p text:style-name="P8"><text:span text:style-name="T117">public</text:span><text:span text:style-name="T118"> </text:span><text:span text:style-name="T117">class</text:span><text:span text:style-name="T118"> </text:span><text:span text:style-name="T119">UserProducer</text:span><text:span text:style-name="T118"> {</text:span></text:p>
            <text:p text:style-name="P8"><text:span text:style-name="T118"/></text:p>
            <text:p text:style-name="P8"><text:span text:style-name="T118"><text:s text:c="4"/></text:span><text:span text:style-name="T116">@Produces</text:span></text:p>
            <text:p text:style-name="P8"><text:span text:style-name="T118"><text:s text:c="4"/></text:span><text:span text:style-name="T116">@RequestScoped</text:span></text:p>
            <text:p text:style-name="P8"><text:span text:style-name="T118"><text:s text:c="4"/></text:span><text:span text:style-name="T117">public</text:span><text:span text:style-name="T118"> </text:span><text:span text:style-name="T119">User</text:span><text:span text:style-name="T118"> </text:span><text:span text:style-name="T121">user</text:span><text:span text:style-name="T118">() {</text:span></text:p>
            <text:p text:style-name="P8"><text:span text:style-name="T118"><text:s text:c="8"/></text:span><text:span text:style-name="T120">// ...</text:span></text:p>
            <text:p text:style-name="P8"><text:span text:style-name="T118"><text:s text:c="4"/></text:span><text:span text:style-name="T118">}</text:span></text:p>
            <text:p text:style-name="P8"><text:span text:style-name="T118"/></text:p>
            <text:p text:style-name="P8"><text:span text:style-name="T118">}</text:span></text:p>
          </draw:text-box>
        </draw:frame>
        <presentation:notes draw:style-name="dp2">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be used for testing</text:p>
          </draw:text-box>
        </draw:frame>
        <draw:frame presentation:style-name="pr25" draw:text-style-name="P10" draw:layer="layout" svg:width="25.199cm" svg:height="12.18cm" svg:x="1.4cm" svg:y="4.914cm" presentation:class="outline" presentation:user-transformed="true">
          <draw:text-box>
            <text:p text:style-name="P8"><text:span text:style-name="T122">@Alternative</text:span></text:p>
            <text:p text:style-name="P8"><text:span text:style-name="T123">public</text:span><text:span text:style-name="T124"> </text:span><text:span text:style-name="T123">class</text:span><text:span text:style-name="T124"> </text:span><text:span text:style-name="T125">ActionTestBase_DatabaseCreator</text:span><text:span text:style-name="T124"> </text:span><text:span text:style-name="T123">extends</text:span><text:span text:style-name="T124"> </text:span><text:span text:style-name="T125">DatabaseCreator</text:span><text:span text:style-name="T124"> {</text:span></text:p>
            <text:p text:style-name="P8"><text:span text:style-name="T126"/></text:p>
            <text:p text:style-name="P8"><text:span text:style-name="T124"><text:s text:c="4"/></text:span><text:span text:style-name="T122">@Override</text:span></text:p>
            <text:p text:style-name="P8"><text:span text:style-name="T124"><text:s text:c="4"/></text:span><text:span text:style-name="T123">protected</text:span><text:span text:style-name="T124"> </text:span><text:span text:style-name="T125">CloudantDatabase</text:span><text:span text:style-name="T124"> </text:span><text:span text:style-name="T127">createCloudant</text:span><text:span text:style-name="T124">(</text:span><text:span text:style-name="T125">String</text:span><text:span text:style-name="T124"> </text:span><text:span text:style-name="T128">db</text:span><text:span text:style-name="T124">) {</text:span></text:p>
            <text:p text:style-name="P8"><text:span text:style-name="T124"><text:s text:c="8"/></text:span><text:span text:style-name="T123">return</text:span><text:span text:style-name="T124"> </text:span><text:span text:style-name="T125">Mockito</text:span><text:span text:style-name="T124">.</text:span><text:span text:style-name="T129">spy</text:span><text:span text:style-name="T124">(</text:span><text:span text:style-name="T123">new</text:span><text:span text:style-name="T124"> </text:span><text:span text:style-name="T125">FakeDatabase</text:span><text:span text:style-name="T124">(</text:span><text:span text:style-name="T130">"https://fakedb:1234"</text:span><text:span text:style-name="T124">, </text:span><text:span text:style-name="T131">db</text:span><text:span text:style-name="T124">, </text:span><text:span text:style-name="T130">"user"</text:span><text:span text:style-name="T124">, </text:span><text:span text:style-name="T130">"pass"</text:span><text:span text:style-name="T124">));</text:span></text:p>
            <text:p text:style-name="P8"><text:span text:style-name="T124"><text:s text:c="4"/></text:span><text:span text:style-name="T124">}</text:span></text:p>
            <text:p text:style-name="P8"><text:span text:style-name="T126"/></text:p>
            <text:p text:style-name="P8"><text:span text:style-name="T124"><text:s text:c="4"/></text:span><text:span text:style-name="T122">@Override</text:span></text:p>
            <text:p text:style-name="P8"><text:span text:style-name="T124"><text:s text:c="4"/></text:span><text:span text:style-name="T123">protected</text:span><text:span text:style-name="T124"> </text:span><text:span text:style-name="T125">HistoryDatabase</text:span><text:span text:style-name="T124"> </text:span><text:span text:style-name="T127">createHistory</text:span><text:span text:style-name="T124">(</text:span><text:span text:style-name="T125">String</text:span><text:span text:style-name="T124"> </text:span><text:span text:style-name="T128">db</text:span><text:span text:style-name="T124">) {</text:span></text:p>
            <text:p text:style-name="P8"><text:span text:style-name="T124"><text:s text:c="8"/></text:span><text:span text:style-name="T123">return</text:span><text:span text:style-name="T124"> </text:span><text:span text:style-name="T125">Mockito</text:span><text:span text:style-name="T124">.</text:span><text:span text:style-name="T129">spy</text:span><text:span text:style-name="T124">(</text:span><text:span text:style-name="T123">super</text:span><text:span text:style-name="T124">.createHistory(</text:span><text:span text:style-name="T131">db</text:span><text:span text:style-name="T124">));</text:span></text:p>
            <text:p text:style-name="P8"><text:span text:style-name="T124"><text:s text:c="4"/></text:span><text:span text:style-name="T124">}</text:span></text:p>
            <text:p text:style-name="P8"><text:span text:style-name="T126"/></text:p>
            <text:p text:style-name="P8"><text:span text:style-name="T124"><text:s text:c="4"/></text:span><text:span text:style-name="T122">@Override</text:span></text:p>
            <text:p text:style-name="P8"><text:span text:style-name="T124"><text:s text:c="4"/></text:span><text:span text:style-name="T123">public</text:span><text:span text:style-name="T124"> </text:span><text:span text:style-name="T125">RevisionedDatabase</text:span><text:span text:style-name="T124"> </text:span><text:span text:style-name="T127">createRevisioned</text:span><text:span text:style-name="T124">(</text:span><text:span text:style-name="T125">String</text:span><text:span text:style-name="T124"> </text:span><text:span text:style-name="T128">db</text:span><text:span text:style-name="T124">) {</text:span></text:p>
            <text:p text:style-name="P8"><text:span text:style-name="T124"><text:s text:c="8"/></text:span><text:span text:style-name="T123">return</text:span><text:span text:style-name="T124"> </text:span><text:span text:style-name="T125">Mockito</text:span><text:span text:style-name="T124">.</text:span><text:span text:style-name="T129">spy</text:span><text:span text:style-name="T124">(</text:span><text:span text:style-name="T123">super</text:span><text:span text:style-name="T124">.createRevisioned(</text:span><text:span text:style-name="T131">db</text:span><text:span text:style-name="T124">));</text:span></text:p>
            <text:p text:style-name="P8"><text:span text:style-name="T124"><text:s text:c="4"/></text:span><text:span text:style-name="T124">}</text:span></text:p>
            <text:p text:style-name="P8"><text:span text:style-name="T126"/></text:p>
            <text:p text:style-name="P8"><text:span text:style-name="T124">}</text:span></text:p>
          </draw:text-box>
        </draw:frame>
        <presentation:notes draw:style-name="dp2">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Enabling alternatives in beans.xml</text:p>
          </draw:text-box>
        </draw:frame>
        <draw:frame presentation:style-name="pr25" draw:text-style-name="P9" draw:layer="layout" svg:width="25.199cm" svg:height="12.18cm" svg:x="1.4cm" svg:y="4.914cm" presentation:class="outline" presentation:user-transformed="true">
          <draw:text-box>
            <text:p text:style-name="P25"><text:span text:style-name="T10">&lt;</text:span><text:span text:style-name="T11">beans</text:span><text:span text:style-name="T94"> </text:span><text:span text:style-name="T12">xmlns</text:span><text:span text:style-name="T13">=</text:span><text:span text:style-name="T14">"https://jakarta.ee/xml/ns/jakartaee"</text:span></text:p>
            <text:p text:style-name="P25"><text:span text:style-name="T94"><text:s text:c="4"/></text:span><text:span text:style-name="T12">xmlns:xsi</text:span><text:span text:style-name="T13">=</text:span><text:span text:style-name="T14">"http://www.w3.org/2001/XMLSchema-instance"</text:span></text:p>
            <text:p text:style-name="P25"><text:span text:style-name="T94"><text:s text:c="4"/></text:span><text:span text:style-name="T12">xsi:schemaLocation</text:span><text:span text:style-name="T13">=</text:span><text:span text:style-name="T14">"https://jakarta.ee/xml/ns/jakartaee https://jakarta.ee/xml/ns/jakartaee/beans_4_0.xsd"</text:span></text:p>
            <text:p text:style-name="P25"><text:span text:style-name="T94"><text:s text:c="4"/></text:span><text:span text:style-name="T12">version</text:span><text:span text:style-name="T13">=</text:span><text:span text:style-name="T14">"4.0"</text:span><text:span text:style-name="T94"> </text:span><text:span text:style-name="T12">bean-discovery-mode</text:span><text:span text:style-name="T13">=</text:span><text:span text:style-name="T14">"all"</text:span><text:span text:style-name="T10">&gt;</text:span></text:p>
            <text:p text:style-name="P25"><text:span text:style-name="T94"/></text:p>
            <text:p text:style-name="P25"><text:span text:style-name="T13"><text:s text:c="4"/></text:span><text:span text:style-name="T10">&lt;</text:span><text:span text:style-name="T11">alternatives</text:span><text:span text:style-name="T10">&gt;</text:span></text:p>
            <text:p text:style-name="P25"><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25"><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25"><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25"><text:span text:style-name="T13"><text:s text:c="4"/></text:span><text:span text:style-name="T10">&lt;/</text:span><text:span text:style-name="T11">alternatives</text:span><text:span text:style-name="T10">&gt;</text:span></text:p>
            <text:p text:style-name="P25"><text:span text:style-name="T94"/></text:p>
            <text:p text:style-name="P25"><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amed</text:p>
          </draw:text-box>
        </draw:frame>
        <draw:frame presentation:style-name="pr29" draw:layer="layout" svg:width="25.199cm" svg:height="12.18cm" svg:x="1.4cm" svg:y="4.914cm" presentation:class="outline" presentation:user-transformed="true">
          <draw:text-box>
            <text:list text:style-name="L3">
              <text:list-item>
                <text:p text:style-name="P23">Names can be assigned to beans</text:p>
              </text:list-item>
              <text:list-item>
                <text:p text:style-name="P23">Necessary to maintain compatibility</text:p>
              </text:list-item>
              <text:list-item>
                <text:p text:style-name="P23">JSF, JSP, EL, JBatch all use names</text:p>
              </text:list-item>
              <text:list-item>
                <text:p text:style-name="P23">Defaults to camelCase name of the bean class, producer method, or producer field</text:p>
              </text:list-item>
            </text:list>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6" draw:text-style-name="P26"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classes</text:p>
          </draw:text-box>
        </draw:frame>
        <draw:frame presentation:style-name="pr25" draw:text-style-name="P29" draw:layer="layout" svg:width="25.199cm" svg:height="12.95cm" svg:x="1.4cm" svg:y="5.476cm" presentation:class="outline" presentation:user-transformed="true">
          <draw:text-box>
            <text:p text:style-name="P27"><text:span text:style-name="T132">@Named</text:span></text:p>
            <text:p text:style-name="P25"><text:span text:style-name="T92">class</text:span><text:span text:style-name="T13"> </text:span><text:span text:style-name="T93">DeductionCsvReader</text:span><text:span text:style-name="T13"> </text:span><text:span text:style-name="T92">extends</text:span><text:span text:style-name="T13"> </text:span><text:span text:style-name="T133">AbstractItemReader</text:span><text:span text:style-name="T13"> {</text:span></text:p>
            <text:p text:style-name="P25"><text:span text:style-name="T13"><text:s text:c="4"/></text:span><text:span text:style-name="T95">@Override</text:span></text:p>
            <text:p text:style-name="P25"><text:span text:style-name="T13"><text:s text:c="4"/></text:span><text:span text:style-name="T92">public</text:span><text:span text:style-name="T13"> </text:span><text:span text:style-name="T93">Object</text:span><text:span text:style-name="T13"> </text:span><text:span text:style-name="T98">readItem</text:span><text:span text:style-name="T13">() {</text:span></text:p>
            <text:p text:style-name="P25"><text:span text:style-name="T13"><text:s text:c="8"/></text:span><text:span text:style-name="T134">// ...</text:span></text:p>
            <text:p text:style-name="P25"><text:span text:style-name="T132"><text:s text:c="4"/></text:span><text:span text:style-name="T132">}</text:span></text:p>
            <text:p text:style-name="P28"><text:span text:style-name="T132">}</text:span></text:p>
            <text:p text:style-name="P25"><text:span text:style-name="T132"/></text:p>
            <text:p text:style-name="P27"><text:span text:style-name="T132">@Named</text:span></text:p>
            <text:p text:style-name="P25"><text:span text:style-name="T92">class</text:span><text:span text:style-name="T13"> </text:span><text:span text:style-name="T93">DeductionCsvTransformer</text:span><text:span text:style-name="T13"> </text:span><text:span text:style-name="T92">implements</text:span><text:span text:style-name="T13"> </text:span><text:span text:style-name="T96">ItemProcessor</text:span><text:span text:style-name="T13"> {</text:span></text:p>
            <text:p text:style-name="P25"><text:span text:style-name="T13"><text:s text:c="4"/></text:span><text:span text:style-name="T95">@Override</text:span></text:p>
            <text:p text:style-name="P25"><text:span text:style-name="T13"><text:s text:c="4"/></text:span><text:span text:style-name="T92">public</text:span><text:span text:style-name="T13"> </text:span><text:span text:style-name="T93">Object</text:span><text:span text:style-name="T13"> </text:span><text:span text:style-name="T98">processItem</text:span><text:span text:style-name="T13">(</text:span><text:span text:style-name="T93">Object</text:span><text:span text:style-name="T13"> </text:span><text:span text:style-name="T100">item</text:span><text:span text:style-name="T13">) {</text:span></text:p>
            <text:p text:style-name="P25"><text:span text:style-name="T13"><text:s text:c="8"/></text:span><text:span text:style-name="T134">/// ...</text:span></text:p>
            <text:p text:style-name="P25"><text:span text:style-name="T132"><text:s text:c="4"/></text:span><text:span text:style-name="T132">}</text:span></text:p>
            <text:p text:style-name="P28"><text:span text:style-name="T132">}</text:span></text:p>
            <text:p text:style-name="P25"><text:span text:style-name="T132"/></text:p>
            <text:p text:style-name="P27"><text:span text:style-name="T132">@Named</text:span></text:p>
            <text:p text:style-name="P25"><text:span text:style-name="T92">class</text:span><text:span text:style-name="T13"> </text:span><text:span text:style-name="T93">DeductionCsvWriter</text:span><text:span text:style-name="T13"> </text:span><text:span text:style-name="T92">extends</text:span><text:span text:style-name="T13"> </text:span><text:span text:style-name="T133">AbstractItemWriter</text:span><text:span text:style-name="T13"> {</text:span></text:p>
            <text:p text:style-name="P25"><text:span text:style-name="T13"><text:s text:c="4"/></text:span><text:span text:style-name="T95">@Override</text:span></text:p>
            <text:p text:style-name="P25"><text:span text:style-name="T13"><text:s text:c="4"/></text:span><text:span text:style-name="T92">public</text:span><text:span text:style-name="T13"> </text:span><text:span text:style-name="T92">void</text:span><text:span text:style-name="T13"> </text:span><text:span text:style-name="T98">writeItems</text:span><text:span text:style-name="T13">(</text:span><text:span text:style-name="T96">List</text:span><text:span text:style-name="T13">&lt;</text:span><text:span text:style-name="T93">Object</text:span><text:span text:style-name="T13">&gt; </text:span><text:span text:style-name="T100">entries</text:span><text:span text:style-name="T13">) {</text:span></text:p>
            <text:p text:style-name="P25"><text:span text:style-name="T13"><text:s text:c="8"/></text:span><text:span text:style-name="T134">// ...</text:span></text:p>
            <text:p text:style-name="P28"><text:span text:style-name="T132"><text:s text:c="4"/></text:span><text:span text:style-name="T132">}</text:span></text:p>
            <text:p text:style-name="P28"><text:span text:style-name="T132">}</text:span></text:p>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26"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job</text:p>
          </draw:text-box>
        </draw:frame>
        <draw:frame presentation:style-name="pr25" draw:text-style-name="P31" draw:layer="layout" svg:width="25.199cm" svg:height="12.18cm" svg:x="1.4cm" svg:y="4.914cm" presentation:class="outline" presentation:user-transformed="true">
          <draw:text-box>
            <text:p text:style-name="P30"><text:span text:style-name="T135">&lt;</text:span><text:span text:style-name="T136">job</text:span><text:span text:style-name="T137"> </text:span><text:span text:style-name="T138">id</text:span><text:span text:style-name="T139">=</text:span><text:span text:style-name="T140">"deductions"</text:span><text:span text:style-name="T137"> </text:span></text:p>
            <text:p text:style-name="P30"><text:span text:style-name="T137"><text:s text:c="4"/></text:span><text:span text:style-name="T138">xmlns</text:span><text:span text:style-name="T139">=</text:span><text:span text:style-name="T140">"http://xmlns.jcp.org/xml/ns/javaee"</text:span><text:span text:style-name="T137"> </text:span><text:span text:style-name="T138">version</text:span><text:span text:style-name="T139">=</text:span><text:span text:style-name="T140">"1.0"</text:span><text:span text:style-name="T135">&gt;</text:span></text:p>
            <text:p text:style-name="P30"><text:span text:style-name="T139"><text:s text:c="4"/></text:span><text:span text:style-name="T135">&lt;</text:span><text:span text:style-name="T141">step</text:span><text:span text:style-name="T137"> </text:span><text:span text:style-name="T138">id</text:span><text:span text:style-name="T139">=</text:span><text:span text:style-name="T140">"csvToRecords"</text:span><text:span text:style-name="T137"> </text:span><text:span text:style-name="T138">next</text:span><text:span text:style-name="T139">=</text:span><text:span text:style-name="T140">"recordsUpdate"</text:span><text:span text:style-name="T135">&gt;</text:span></text:p>
            <text:p text:style-name="P30"><text:span text:style-name="T139"><text:s text:c="8"/></text:span><text:span text:style-name="T135">&lt;</text:span><text:span text:style-name="T141">chunk</text:span><text:span text:style-name="T137"> </text:span><text:span text:style-name="T138">item-count</text:span><text:span text:style-name="T139">=</text:span><text:span text:style-name="T140">"3"</text:span><text:span text:style-name="T135">&gt;</text:span></text:p>
            <text:p text:style-name="P30"><text:span text:style-name="T139"><text:s text:c="12"/></text:span><text:span text:style-name="T135">&lt;</text:span><text:span text:style-name="T141">reader</text:span><text:span text:style-name="T137"> </text:span><text:span text:style-name="T138">ref</text:span><text:span text:style-name="T139">=</text:span><text:span text:style-name="T140">"deductionCsvReader"</text:span><text:span text:style-name="T135">/&gt;</text:span></text:p>
            <text:p text:style-name="P30"><text:span text:style-name="T139"><text:s text:c="12"/></text:span><text:span text:style-name="T135">&lt;</text:span><text:span text:style-name="T141">processor</text:span><text:span text:style-name="T137"> </text:span><text:span text:style-name="T138">ref</text:span><text:span text:style-name="T139">=</text:span><text:span text:style-name="T140">"deductionCsvTransformer"</text:span><text:span text:style-name="T135">/&gt;</text:span></text:p>
            <text:p text:style-name="P30"><text:span text:style-name="T139"><text:s text:c="12"/></text:span><text:span text:style-name="T135">&lt;</text:span><text:span text:style-name="T141">writer</text:span><text:span text:style-name="T137"> </text:span><text:span text:style-name="T138">ref</text:span><text:span text:style-name="T139">=</text:span><text:span text:style-name="T140">"deductionCsvWriter"</text:span><text:span text:style-name="T135">/&gt;</text:span></text:p>
            <text:p text:style-name="P30"><text:span text:style-name="T139"><text:s text:c="8"/></text:span><text:span text:style-name="T135">&lt;/</text:span><text:span text:style-name="T141">chunk</text:span><text:span text:style-name="T135">&gt;</text:span></text:p>
            <text:p text:style-name="P30"><text:span text:style-name="T139"><text:s text:c="4"/></text:span><text:span text:style-name="T135">&lt;/</text:span><text:span text:style-name="T141">step</text:span><text:span text:style-name="T135">&gt;</text:span></text:p>
            <text:p text:style-name="P30"><text:span text:style-name="T139"><text:s text:c="4"/></text:span><text:span text:style-name="T135">&lt;</text:span><text:span text:style-name="T141">step</text:span><text:span text:style-name="T137"> </text:span><text:span text:style-name="T138">id</text:span><text:span text:style-name="T139">=</text:span><text:span text:style-name="T140">"recordsUpdate"</text:span><text:span text:style-name="T135">&gt;</text:span></text:p>
            <text:p text:style-name="P30"><text:span text:style-name="T139"><text:s text:c="8"/></text:span><text:span text:style-name="T135">&lt;</text:span><text:span text:style-name="T141">chunk</text:span><text:span text:style-name="T137"> </text:span><text:span text:style-name="T138">item-count</text:span><text:span text:style-name="T139">=</text:span><text:span text:style-name="T140">"3"</text:span><text:span text:style-name="T135">&gt;</text:span></text:p>
            <text:p text:style-name="P30"><text:span text:style-name="T139"><text:s text:c="12"/></text:span><text:span text:style-name="T135">&lt;</text:span><text:span text:style-name="T141">reader</text:span><text:span text:style-name="T137"> </text:span><text:span text:style-name="T138">ref</text:span><text:span text:style-name="T139">=</text:span><text:span text:style-name="T140">"deductionEntryReader"</text:span><text:span text:style-name="T135">/&gt;</text:span></text:p>
            <text:p text:style-name="P30"><text:span text:style-name="T139"><text:s text:c="12"/></text:span><text:span text:style-name="T135">&lt;</text:span><text:span text:style-name="T141">processor</text:span><text:span text:style-name="T137"> </text:span><text:span text:style-name="T138">ref</text:span><text:span text:style-name="T139">=</text:span><text:span text:style-name="T140">"deductionEntryTransformer"</text:span><text:span text:style-name="T135">/&gt;</text:span></text:p>
            <text:p text:style-name="P30"><text:span text:style-name="T139"><text:s text:c="12"/></text:span><text:span text:style-name="T135">&lt;</text:span><text:span text:style-name="T141">writer</text:span><text:span text:style-name="T137"> </text:span><text:span text:style-name="T138">ref</text:span><text:span text:style-name="T139">=</text:span><text:span text:style-name="T140">"deductionEntryWriter"</text:span><text:span text:style-name="T135">/&gt;</text:span></text:p>
            <text:p text:style-name="P30"><text:span text:style-name="T139"><text:s text:c="8"/></text:span><text:span text:style-name="T135">&lt;/</text:span><text:span text:style-name="T141">chunk</text:span><text:span text:style-name="T135">&gt;</text:span></text:p>
            <text:p text:style-name="P30"><text:span text:style-name="T139"><text:s text:c="4"/></text:span><text:span text:style-name="T135">&lt;/</text:span><text:span text:style-name="T141">step</text:span><text:span text:style-name="T135">&gt;</text:span></text:p>
            <text:p text:style-name="P30"><text:span text:style-name="T135">&lt;/</text:span><text:span text:style-name="T141">job</text:span><text:span text:style-name="T135">&gt;</text:span></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26"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ew</text:p>
          </draw:text-box>
        </draw:frame>
        <draw:frame presentation:style-name="pr29" draw:layer="layout" svg:width="25.199cm" svg:height="12.18cm" svg:x="1.4cm" svg:y="4.914cm" presentation:class="outline" presentation:user-transformed="true">
          <draw:text-box>
            <text:list text:style-name="L3">
              <text:list-item>
                <text:p>Used to obtain a new bean on demand</text:p>
              </text:list-item>
              <text:list-item>
                <text:p>Deprecated so do not use it</text:p>
              </text:list-item>
              <text:list-item>
                <text:p>Do not create your own bean</text:p>
              </text:list-item>
              <text:list-item>
                <text:p>Always query CDI for the appropriate bean</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26"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toed</text:p>
          </draw:text-box>
        </draw:frame>
        <draw:frame presentation:style-name="pr29" draw:layer="layout" svg:width="25.199cm" svg:height="12.18cm" svg:x="1.4cm" svg:y="4.914cm" presentation:class="outline" presentation:user-transformed="true">
          <draw:text-box>
            <text:list text:style-name="L3">
              <text:list-item>
                <text:p text:style-name="P23">Removes a bean from CDI control</text:p>
              </text:list-item>
              <text:list-item>
                <text:p text:style-name="P23">Bean is not discovered and can not be injected</text:p>
              </text:list-item>
              <text:list-item>
                <text:p text:style-name="P23">Can be used as a package annotation</text:p>
              </text:list-item>
              <text:list-item>
                <text:p text:style-name="P23">Useful to hide application or library details</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6" draw:text-style-name="P26"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d</text:p>
          </draw:text-box>
        </draw:frame>
        <draw:frame presentation:style-name="pr29" draw:layer="layout" svg:width="25.199cm" svg:height="12.18cm" svg:x="1.4cm" svg:y="4.914cm" presentation:class="outline">
          <draw:text-box>
            <text:list text:style-name="L3">
              <text:list-item>
                <text:p>TODO</text:p>
              </text:list-item>
            </text:list>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2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ource annotations</text:p>
          </draw:text-box>
        </draw:frame>
        <draw:frame presentation:style-name="pr29" draw:layer="layout" svg:width="25.199cm" svg:height="12.18cm" svg:x="1.4cm" svg:y="4.914cm" presentation:class="outline" presentation:user-transformed="true">
          <draw:text-box>
            <text:list text:style-name="L3">
              <text:list-item>
                <text:p>@Resource for Java EE resources</text:p>
              </text:list-item>
              <text:list-item>
                <text:p>@PersistenceContext for JPA persistence context</text:p>
              </text:list-item>
              <text:list-item>
                <text:p>@PersistenceUnit for JPA persistence unit</text:p>
              </text:list-item>
              <text:list-item>
                <text:p>@EJB for remote EJB</text:p>
              </text:list-item>
              <text:list-item>
                <text:p>@WebServiceRef for web service</text:p>
              </text:list-item>
            </text:list>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2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64"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6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32">@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draw:page-thumbnail draw:style-name="gr1" draw:layer="layout" svg:width="13.968cm" svg:height="10.476cm" svg:x="3.81cm" svg:y="2.123cm" draw:page-number="65"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6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0" draw:text-style-name="P1" draw:layer="layout" svg:width="25.199cm" svg:height="15.256cm" svg:x="1.4cm" svg:y="4.216cm" presentation:class="outline" presentation:user-transformed="true">
          <draw:text-box>
            <text:list text:style-name="L3">
              <text:list-item>
                <text:p>Default scope</text:p>
              </text:list-item>
              <text:list-item>
                <text:p>Bean lifecycle is same where it is injected</text:p>
              </text:list-item>
              <text:list-item>
                <text:p>Pseudo-scope, injected directly, not proxied</text:p>
              </text:list-item>
            </text:list>
            <text:p text:style-name="P8"><text:span text:style-name="T142"/></text:p>
            <text:p text:style-name="P8"><text:span text:style-name="T142">public</text:span><text:span text:style-name="T143"> </text:span><text:span text:style-name="T142">class</text:span><text:span text:style-name="T143"> </text:span><text:span text:style-name="T144">RecordDatabase</text:span><text:span text:style-name="T145"> {</text:span></text:p>
            <text:p text:style-name="P8"><text:span text:style-name="T145"><text:s text:c="4"/></text:span><text:span text:style-name="T145">...</text:span></text:p>
            <text:p text:style-name="P8"><text:span text:style-name="T145">}</text:span></text:p>
            <text:p text:style-name="P8"><text:span text:style-name="T145"/></text:p>
            <text:p text:style-name="P8"><text:span text:style-name="T145">@ApplicationScoped</text:span></text:p>
            <text:p text:style-name="P8"><text:span text:style-name="T142">public</text:span><text:span text:style-name="T145"> </text:span><text:span text:style-name="T142">class</text:span><text:span text:style-name="T145"> </text:span><text:span text:style-name="T144">RecordService</text:span><text:span text:style-name="T145"> {</text:span></text:p>
            <text:p text:style-name="P8"><text:span text:style-name="T145"/></text:p>
            <text:p text:style-name="P8"><text:span text:style-name="T145"><text:s text:c="4"/></text:span><text:span text:style-name="T146">@Inject</text:span></text:p>
            <text:p text:style-name="P8"><text:span text:style-name="T145"><text:s text:c="4"/></text:span><text:span text:style-name="T142">private</text:span><text:span text:style-name="T145"> </text:span><text:span text:style-name="T144">RecordDatabase</text:span><text:span text:style-name="T145"> </text:span><text:span text:style-name="T147">database</text:span><text:span text:style-name="T145">;</text:span></text:p>
            <text:p text:style-name="P8"><text:span text:style-name="T145"/></text:p>
            <text:p text:style-name="P8"><text:span text:style-name="T145">}</text:span></text:p>
          </draw:text-box>
        </draw:frame>
        <presentation:notes draw:style-name="dp2">
          <draw:page-thumbnail draw:style-name="gr1" draw:layer="layout" svg:width="13.968cm" svg:height="10.476cm" svg:x="3.81cm" svg:y="2.123cm" draw:page-number="66"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6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1" draw:text-style-name="P1" draw:layer="layout" svg:width="25.199cm" svg:height="14.531cm" svg:x="1.4cm" svg:y="4.578cm" presentation:class="outline" presentation:user-transformed="true">
          <draw:text-box>
            <text:list text:style-name="L3">
              <text:list-item>
                <text:p>Lives through JVM</text:p>
              </text:list-item>
              <text:list-item>
                <text:p>Pseudo-scope, injected directly, not proxied</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67"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6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Normal scope, proxied</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48">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68" presentation:class="page"/>
          <draw:frame presentation:style-name="pr32"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6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ormal scope, proxied</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48">item</text:span><text:span text:style-name="T62">) {</text:span></text:p>
            <text:p text:style-name="P8"><text:span text:style-name="T62"><text:s text:c="8"/></text:span><text:span text:style-name="T149">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69"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7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Normal scope, proxied</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48">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0"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7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Used for JSF conversation</text:p>
              </text:list-item>
              <text:list-item>
                <text:p>Lives through one browser window</text:p>
              </text:list-item>
              <text:list-item>
                <text:p>Normal scope, proxied</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71"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7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3"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draw:page-thumbnail draw:style-name="gr1" draw:layer="layout" svg:width="13.968cm" svg:height="10.476cm" svg:x="3.81cm" svg:y="2.123cm" draw:page-number="72"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34"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draw:page-thumbnail draw:style-name="gr1" draw:layer="layout" svg:width="13.968cm" svg:height="10.476cm" svg:x="3.81cm" svg:y="2.123cm" draw:page-number="73"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5"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49">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4"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3"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46">@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47"><text:s text:c="8"/></text:span><text:span text:style-name="T147">user</text:span><text:span text:style-name="T145">.getClass();</text:span></text:p>
            <text:p text:style-name="P8"><text:span text:style-name="T150"><text:s text:c="8"/></text:span><text:span text:style-name="T150">// org.jboss.weld.proxies.User$</text:span><text:span text:style-name="T151">Proxy</text:span><text:span text:style-name="T152">$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draw:page-thumbnail draw:style-name="gr1" draw:layer="layout" svg:width="13.968cm" svg:height="10.476cm" svg:x="3.81cm" svg:y="2.123cm" draw:page-number="75"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33"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53">org.jboss.weld.exceptions.DefinitionException</text:span><text:span text:style-name="T154">: WELD-000075: Normal scoped managed bean implementation class has a public field: <text:s/>[EnhancedAnnotatedFieldImpl] public User.name</text:span></text:p>
          </draw:text-box>
        </draw:frame>
        <presentation:notes draw:style-name="dp2">
          <draw:page-thumbnail draw:style-name="gr1" draw:layer="layout" svg:width="13.968cm" svg:height="10.476cm" svg:x="3.81cm" svg:y="2.123cm" draw:page-number="76"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46">@ApplicationScoped</text:span></text:p>
            <text:p text:style-name="P8"><text:span text:style-name="T142">public</text:span><text:span text:style-name="T155"> </text:span><text:span text:style-name="T142">class</text:span><text:span text:style-name="T155"> </text:span><text:span text:style-name="T144">GreeterClient</text:span><text:span text:style-name="T155"> {</text:span></text:p>
            <text:p text:style-name="P8"><text:span text:style-name="T142"/></text:p>
            <text:p text:style-name="P8"><text:span text:style-name="T155"><text:s text:c="4"/></text:span><text:span text:style-name="T146">@Inject</text:span></text:p>
            <text:p text:style-name="P8"><text:span text:style-name="T155"><text:s text:c="4"/></text:span><text:span text:style-name="T142">private</text:span><text:span text:style-name="T155"> </text:span><text:span text:style-name="T144">User</text:span><text:span text:style-name="T155"> </text:span><text:span text:style-name="T144">user</text:span><text:span text:style-name="T155">;</text:span></text:p>
            <text:p text:style-name="P8"><text:span text:style-name="T142"/></text:p>
            <text:p text:style-name="P8"><text:span text:style-name="T155"><text:s text:c="4"/></text:span><text:span text:style-name="T142">public</text:span><text:span text:style-name="T155"> </text:span><text:span text:style-name="T142">void</text:span><text:span text:style-name="T155"> greet () {</text:span></text:p>
            <text:p text:style-name="P8"><text:span text:style-name="T155"><text:s text:c="8"/></text:span><text:span text:style-name="T156">// user.id is 0</text:span></text:p>
            <text:p text:style-name="P8"><text:span text:style-name="T155"><text:s text:c="8"/></text:span><text:span text:style-name="T156">// user.name is null</text:span></text:p>
            <text:p text:style-name="P8"><text:span text:style-name="T142"><text:s text:c="4"/></text:span><text:span text:style-name="T142">}</text:span></text:p>
            <text:p text:style-name="P8"><text:span text:style-name="T142"/></text:p>
            <text:p text:style-name="P8"><text:span text:style-name="T142">}</text:span></text:p>
          </draw:text-box>
        </draw:frame>
        <presentation:notes draw:style-name="dp2">
          <draw:page-thumbnail draw:style-name="gr1" draw:layer="layout" svg:width="13.968cm" svg:height="10.476cm" svg:x="3.81cm" svg:y="2.123cm" draw:page-number="77"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57"/></text:p>
            <text:p text:style-name="P8"><text:span text:style-name="T157">public</text:span><text:span text:style-name="T158"> </text:span><text:span text:style-name="T157">class</text:span><text:span text:style-name="T158"> </text:span><text:span text:style-name="T159">DatabaseReplicator</text:span><text:span text:style-name="T158"> {</text:span></text:p>
            <text:p text:style-name="P8"><text:span text:style-name="T160"/></text:p>
            <text:p text:style-name="P8"><text:span text:style-name="T158"><text:s text:c="4"/></text:span><text:span text:style-name="T161">@Inject</text:span><text:span text:style-name="T158"> </text:span><text:span text:style-name="T161">@Source</text:span><text:span text:style-name="T158"> </text:span><text:span text:style-name="T157">private</text:span><text:span text:style-name="T158"> </text:span><text:span text:style-name="T159">Database</text:span><text:span text:style-name="T158"> </text:span><text:span text:style-name="T162">source</text:span><text:span text:style-name="T158">;</text:span></text:p>
            <text:p text:style-name="P8"><text:span text:style-name="T158"><text:s text:c="4"/></text:span><text:span text:style-name="T161">@Inject</text:span><text:span text:style-name="T158"> </text:span><text:span text:style-name="T161">@Target</text:span><text:span text:style-name="T158"> </text:span><text:span text:style-name="T157">private</text:span><text:span text:style-name="T158"> </text:span><text:span text:style-name="T159">Database</text:span><text:span text:style-name="T158"> </text:span><text:span text:style-name="T162">target</text:span><text:span text:style-name="T158">;</text:span></text:p>
            <text:p text:style-name="P8"><text:span text:style-name="T160"/></text:p>
            <text:p text:style-name="P8"><text:span text:style-name="T158"><text:s text:c="4"/></text:span><text:span text:style-name="T161">@Log</text:span></text:p>
            <text:p text:style-name="P8"><text:span text:style-name="T158"><text:s text:c="4"/></text:span><text:span text:style-name="T157">public</text:span><text:span text:style-name="T158"> </text:span><text:span text:style-name="T157">void</text:span><text:span text:style-name="T158"> </text:span><text:span text:style-name="T163">replicate</text:span><text:span text:style-name="T158"> () {</text:span></text:p>
            <text:p text:style-name="P8"><text:span text:style-name="T158"><text:s text:c="8"/></text:span><text:span text:style-name="T158">...</text:span></text:p>
            <text:p text:style-name="P8"><text:span text:style-name="T158"><text:s text:c="4"/></text:span><text:span text:style-name="T158">}</text:span></text:p>
            <text:p text:style-name="P8"><text:span text:style-name="T160"/></text:p>
            <text:p text:style-name="P8"><text:span text:style-name="T158">}</text:span></text:p>
            <text:p text:style-name="P8"><text:span text:style-name="T164"/></text:p>
            <text:p text:style-name="P8"><text:span text:style-name="T164">new</text:span><text:span text:style-name="T165"> </text:span><text:span text:style-name="T166">DatabaseReplicator</text:span><text:span text:style-name="T167">().replicate(); <text:s/></text:span><text:span text:style-name="T168">// This will never work</text:span></text:p>
          </draw:text-box>
        </draw:frame>
        <presentation:notes draw:style-name="dp2">
          <draw:page-thumbnail draw:style-name="gr1" draw:layer="layout" svg:width="13.968cm" svg:height="10.476cm" svg:x="3.81cm" svg:y="2.123cm" draw:page-number="78" presentation:class="page"/>
          <draw:frame presentation:style-name="pr36"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34"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draw:page-thumbnail draw:style-name="gr1" draw:layer="layout" svg:width="13.968cm" svg:height="10.476cm" svg:x="3.81cm" svg:y="2.123cm" draw:page-number="79"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0" presentation:class="page"/>
          <draw:frame presentation:style-name="pr13"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7" draw:text-style-name="P1"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1"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2">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48">database</text:span><text:span text:style-name="T62">) {</text:span></text:p>
            <text:p text:style-name="P8"><text:span text:style-name="T62"><text:s text:c="8"/></text:span><text:span text:style-name="T169">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48">injectionPoint</text:span><text:span text:style-name="T62">) {</text:span></text:p>
            <text:p text:style-name="P8"><text:span text:style-name="T62"><text:s text:c="8"/></text:span><text:span text:style-name="T66">Member</text:span><text:span text:style-name="T62"> </text:span><text:span text:style-name="T148">member</text:span><text:span text:style-name="T62"> = </text:span><text:span text:style-name="T169">injectionPoint</text:span><text:span text:style-name="T62">.</text:span><text:span text:style-name="T149">getMember</text:span><text:span text:style-name="T62">();</text:span></text:p>
            <text:p text:style-name="P8"><text:span text:style-name="T62"><text:s text:c="8"/></text:span><text:span text:style-name="T63">Class</text:span><text:span text:style-name="T62">&lt;?&gt; </text:span><text:span text:style-name="T148">clazz</text:span><text:span text:style-name="T62"> = </text:span><text:span text:style-name="T169">member</text:span><text:span text:style-name="T62">.</text:span><text:span text:style-name="T149">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49">getLogger</text:span><text:span text:style-name="T62">(</text:span><text:span text:style-name="T169">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4"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48">ip</text:span><text:span text:style-name="T62">) {</text:span></text:p>
            <text:p text:style-name="P8"><text:span text:style-name="T62"><text:s text:c="8"/></text:span><text:span text:style-name="T61">if</text:span><text:span text:style-name="T62">( valueIsNumber(</text:span><text:span text:style-name="T169">ip</text:span><text:span text:style-name="T62">.</text:span><text:span text:style-name="T149">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2">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48">record</text:span><text:span text:style-name="T62">) {</text:span></text:p>
            <text:p text:style-name="P8"><text:span text:style-name="T62"><text:s text:c="8"/></text:span><text:span text:style-name="T67">recordAdded</text:span><text:span text:style-name="T62">.</text:span><text:span text:style-name="T149">fire</text:span><text:span text:style-name="T62">(</text:span><text:span text:style-name="T169">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48">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69">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34"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draw:page-thumbnail draw:style-name="gr1" draw:layer="layout" svg:width="13.968cm" svg:height="10.476cm" svg:x="3.81cm" svg:y="2.123cm" draw:page-number="87"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8" draw:text-style-name="P22" draw:layer="layout" svg:width="25.199cm" svg:height="14.901cm" svg:x="1.4cm" svg:y="5.755cm" presentation:class="outline" presentation:user-transformed="true">
          <draw:text-box>
            <text:p text:style-name="P8"><text:span text:style-name="T103">public</text:span><text:span text:style-name="T104"> </text:span><text:span text:style-name="T103">class</text:span><text:span text:style-name="T104"> </text:span><text:span text:style-name="T105">RecordDatabase</text:span><text:span text:style-name="T104"> {</text:span></text:p>
            <text:p text:style-name="P8"><text:span text:style-name="T106"/></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Event</text:span><text:span text:style-name="T104">&lt;</text:span><text:span text:style-name="T105">Record</text:span><text:span text:style-name="T104">&gt; </text:span><text:span text:style-name="T109">recordAdded</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addRecord</text:span><text:span text:style-name="T104"> (</text:span><text:span text:style-name="T105">Record</text:span><text:span text:style-name="T104"> </text:span><text:span text:style-name="T111">record</text:span><text:span text:style-name="T104">) {</text:span></text:p>
            <text:p text:style-name="P8"><text:span text:style-name="T104"><text:s text:c="8"/></text:span><text:span text:style-name="T108">Annotation</text:span><text:span text:style-name="T104"> </text:span><text:span text:style-name="T111">annotation</text:span><text:span text:style-name="T104"> = </text:span><text:span text:style-name="T103">new</text:span><text:span text:style-name="T104"> </text:span><text:span text:style-name="T112">AnnotationLiteral</text:span><text:span text:style-name="T104">&lt;</text:span><text:span text:style-name="T107">Added</text:span><text:span text:style-name="T104">&gt;() {};</text:span></text:p>
            <text:p text:style-name="P8"><text:span text:style-name="T104"><text:s text:c="8"/></text:span><text:span text:style-name="T109">recordAdded</text:span><text:span text:style-name="T104">.</text:span><text:span text:style-name="T113">select</text:span><text:span text:style-name="T104">(</text:span><text:span text:style-name="T114">annotation</text:span><text:span text:style-name="T104">).</text:span><text:span text:style-name="T113">fire</text:span><text:span text:style-name="T104">(</text:span><text:span text:style-name="T114">record</text:span><text:span text:style-name="T104">);</text:span></text:p>
            <text:p text:style-name="P8"><text:span text:style-name="T104"><text:s text:c="4"/></text:span><text:span text:style-name="T104">}</text:span></text:p>
            <text:p text:style-name="P8"><text:span text:style-name="T106"/></text:p>
            <text:p text:style-name="P8"><text:span text:style-name="T104">}</text:span></text:p>
            <text:p text:style-name="P8"><text:span text:style-name="T104"/></text:p>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objectEvent</text:span><text:span text:style-name="T104"> (</text:span><text:span text:style-name="T107">@Observes</text:span><text:span text:style-name="T104"> </text:span><text:span text:style-name="T105">Object</text:span><text:span text:style-name="T104"> </text:span><text:span text:style-name="T111">object</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Event</text:span><text:span text:style-name="T104"> (</text:span><text:span text:style-name="T107">@Observes</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Added</text:span><text:span text:style-name="T104"> (</text:span><text:span text:style-name="T107">@Observes</text:span><text:span text:style-name="T104"> </text:span><text:span text:style-name="T107">@Added</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Deleted</text:span><text:span text:style-name="T104"> (</text:span><text:span text:style-name="T107">@Observes</text:span><text:span text:style-name="T104"> </text:span><text:span text:style-name="T107">@Deleted</text:span><text:span text:style-name="T104"> </text:span><text:span text:style-name="T105">Record</text:span><text:span text:style-name="T104"> </text:span><text:span text:style-name="T111">record</text:span><text:span text:style-name="T104">) {}</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88"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recordString</text:span><text:span text:style-name="T104"> (</text:span><text:span text:style-name="T107">@Observes</text:span><text:span text:style-name="T104"> </text:span><text:span text:style-name="T105">Record</text:span><text:span text:style-name="T104">&lt;</text:span><text:span text:style-name="T105">String</text:span><text:span text:style-name="T104">&gt;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Number</text:span><text:span text:style-name="T104"> (</text:span><text:span text:style-name="T107">@Observes</text:span><text:span text:style-name="T104"> </text:span><text:span text:style-name="T105">Record</text:span><text:span text:style-name="T104">&lt;</text:span><text:span text:style-name="T112">Number</text:span><text:span text:style-name="T104">&gt; </text:span><text:span text:style-name="T111">record</text:span><text:span text:style-name="T104">) {}</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89"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8"><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48">req</text:span><text:span text:style-name="T62">) {}</text:span></text:p>
            <text:p text:style-name="P8"><text:span text:style-name="T62"/></text:p>
            <text:p text:style-name="P8"><text:span text:style-name="T143"><text:s text:c="4"/></text:span><text:span text:style-name="T142">public</text:span><text:span text:style-name="T143"> </text:span><text:span text:style-name="T142">void</text:span><text:span text:style-name="T143"> </text:span><text:span text:style-name="T155">endRequest</text:span><text:span text:style-name="T143">(</text:span><text:span text:style-name="T146">@Observes</text:span><text:span text:style-name="T143"> </text:span><text:span text:style-name="T146">@Destroyed</text:span><text:span text:style-name="T143">(</text:span><text:span text:style-name="T146">RequestScoped</text:span><text:span text:style-name="T143">.</text:span><text:span text:style-name="T142">class</text:span><text:span text:style-name="T145">) </text:span><text:span text:style-name="T66">ServletRequest</text:span><text:span text:style-name="T62"> </text:span><text:span text:style-name="T148">req</text:span><text:span text:style-name="T62">) {}</text:span></text:p>
            <text:p text:style-name="P8"><text:span text:style-name="T62"/></text:p>
            <text:p text:style-name="P8"><text:span text:style-name="T143"><text:s text:c="4"/></text:span><text:span text:style-name="T142">public</text:span><text:span text:style-name="T143"> </text:span><text:span text:style-name="T142">void</text:span><text:span text:style-name="T143"> </text:span><text:span text:style-name="T155">beginSession</text:span><text:span text:style-name="T143">(</text:span><text:span text:style-name="T146">@Observes</text:span><text:span text:style-name="T143"> </text:span><text:span text:style-name="T146">@Initialized</text:span><text:span text:style-name="T143">(</text:span><text:span text:style-name="T146">SessionScoped</text:span><text:span text:style-name="T143">.</text:span><text:span text:style-name="T142">class</text:span><text:span text:style-name="T145">) </text:span><text:span text:style-name="T66">HttpSession </text:span><text:span text:style-name="T148">req</text:span><text:span text:style-name="T62">)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48">req</text:span><text:span text:style-name="T62">) {}</text:span></text:p>
          </draw:text-box>
        </draw:frame>
        <presentation:notes draw:style-name="dp2">
          <draw:page-thumbnail draw:style-name="gr1" draw:layer="layout" svg:width="13.968cm" svg:height="10.476cm" svg:x="3.81cm" svg:y="2.123cm" draw:page-number="90"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91"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49">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1"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43"><text:s text:c="4"/></text:span><text:span text:style-name="T142">public</text:span><text:span text:style-name="T143"> </text:span><text:span text:style-name="T144">GreeterClient</text:span><text:span text:style-name="T145">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49">display</text:span><text:span text:style-name="T62">(</text:span><text:span text:style-name="T67">hello</text:span><text:span text:style-name="T62">.</text:span><text:span text:style-name="T149">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43"><text:s text:c="4"/></text:span><text:span text:style-name="T142">public</text:span><text:span text:style-name="T143"> </text:span><text:span text:style-name="T144">GreeterClient</text:span><text:span text:style-name="T145">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49">display</text:span><text:span text:style-name="T62">(</text:span><text:span text:style-name="T67">hello</text:span><text:span text:style-name="T62">.</text:span><text:span text:style-name="T149">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3"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9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draw:page-thumbnail draw:style-name="gr1" draw:layer="layout" svg:width="13.968cm" svg:height="10.476cm" svg:x="3.81cm" svg:y="2.123cm" draw:page-number="94"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9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9" draw:text-style-name="P22"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0">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Invoke</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0">out</text:span><text:span text:style-name="T104">.println(</text:span><text:span text:style-name="T171">"Start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0">out</text:span><text:span text:style-name="T104">.println(</text:span><text:span text:style-name="T171">"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0">out</text:span><text:span text:style-name="T104">.println(</text:span><text:span text:style-name="T171">"End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5" presentation:class="page"/>
          <draw:frame presentation:style-name="pr4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9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9" draw:text-style-name="P1"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0">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Construct</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0">out</text:span><text:span text:style-name="T104">.println(</text:span><text:span text:style-name="T171">"Start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0">out</text:span><text:span text:style-name="T104">.println(</text:span><text:span text:style-name="T171">"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0">out</text:span><text:span text:style-name="T104">.println(</text:span><text:span text:style-name="T171">"End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6"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9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draw:page-thumbnail draw:style-name="gr1" draw:layer="layout" svg:width="13.968cm" svg:height="10.476cm" svg:x="3.81cm" svg:y="2.123cm" draw:page-number="97"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9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34"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2">
          <draw:page-thumbnail draw:style-name="gr1" draw:layer="layout" svg:width="13.968cm" svg:height="10.476cm" svg:x="3.81cm" svg:y="2.123cm" draw:page-number="98" presentation:class="page"/>
          <draw:frame presentation:style-name="pr6" draw:text-style-name="P3" draw:layer="layout" svg:width="17.271cm" svg:height="12.572cm" svg:x="2.159cm" svg:y="13.271cm" presentation:class="notes">
            <draw:text-box>
              <text:p>Yes, here is an example for the annotations.</text:p>
              <text:p>We can have a @Priority(Interceptor.Priority.APPLICATION) or +1 or +2.</text:p>
              <text:p>Obviously first we want to retry, then we want to log it, then we want to return it as a response.</text:p>
              <text:p>Retry is the innermost, TraceLog is the middle, and ExceptionAsResponse is the outermost.</text:p>
              <text:p>The higher the priority the more inner it is.</text:p>
              <text:p/>
            </draw:text-box>
          </draw:frame>
        </presentation:notes>
      </draw:page>
      <draw:page draw:name="page9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34"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draw:page-thumbnail draw:style-name="gr1" draw:layer="layout" svg:width="13.968cm" svg:height="10.476cm" svg:x="3.81cm" svg:y="2.123cm" draw:page-number="99" presentation:class="page"/>
          <draw:frame presentation:style-name="pr41"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10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draw:page-thumbnail draw:style-name="gr1" draw:layer="layout" svg:width="13.968cm" svg:height="10.476cm" svg:x="3.81cm" svg:y="2.123cm" draw:page-number="100"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10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8"><text:span text:style-name="T103">class</text:span><text:span text:style-name="T104"> </text:span><text:span text:style-name="T105">MyExtension</text:span><text:span text:style-name="T104"> </text:span><text:span text:style-name="T103">implements</text:span><text:span text:style-name="T104"> </text:span><text:span text:style-name="T108">Extension</text:span><text:span text:style-name="T104"> {</text:span></text:p>
            <text:p text:style-name="P8"><text:span text:style-name="T106"/></text:p>
            <text:p text:style-name="P8"><text:span text:style-name="T104"><text:s text:c="4"/></text:span><text:span text:style-name="T104">&lt;</text:span><text:span text:style-name="T105">T</text:span><text:span text:style-name="T104">&gt; </text:span><text:span text:style-name="T103">void</text:span><text:span text:style-name="T104"> </text:span><text:span text:style-name="T110">processAnnotatedType</text:span><text:span text:style-name="T104"> (</text:span><text:span text:style-name="T107">@Observes</text:span><text:span text:style-name="T104"> </text:span><text:span text:style-name="T107">@WithAnnotations</text:span><text:span text:style-name="T104">({</text:span><text:span text:style-name="T107">Ignore</text:span><text:span text:style-name="T104">.</text:span><text:span text:style-name="T103">class</text:span><text:span text:style-name="T104">}) </text:span><text:span text:style-name="T108">ProcessAnnotatedType</text:span><text:span text:style-name="T104">&lt;</text:span><text:span text:style-name="T105">T</text:span><text:span text:style-name="T104">&gt; </text:span><text:span text:style-name="T111">pat</text:span><text:span text:style-name="T104">) {</text:span></text:p>
            <text:p text:style-name="P8"><text:span text:style-name="T104"><text:s text:c="8"/></text:span><text:span text:style-name="T103">if</text:span><text:span text:style-name="T104">( </text:span><text:span text:style-name="T114">pat</text:span><text:span text:style-name="T104">.</text:span><text:span text:style-name="T113">getAnnotatedType</text:span><text:span text:style-name="T104">().</text:span><text:span text:style-name="T113">isAnnotationPresent</text:span><text:span text:style-name="T104">(</text:span><text:span text:style-name="T107">Ignore</text:span><text:span text:style-name="T104">.</text:span><text:span text:style-name="T103">class</text:span><text:span text:style-name="T104">) ){</text:span></text:p>
            <text:p text:style-name="P8"><text:span text:style-name="T104"><text:s text:c="12"/></text:span><text:span text:style-name="T114">pat</text:span><text:span text:style-name="T104">.</text:span><text:span text:style-name="T113">veto</text:span><text:span text:style-name="T104">();</text:span></text:p>
            <text:p text:style-name="P8"><text:span text:style-name="T104"><text:s text:c="8"/></text:span><text:span text:style-name="T104">}</text:span></text:p>
            <text:p text:style-name="P8"><text:span text:style-name="T106"/></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101"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10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rquillian</text:p>
          </draw:text-box>
        </draw:frame>
        <draw:frame presentation:style-name="pr29" draw:text-style-name="P1"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draw:page-thumbnail draw:style-name="gr1" draw:layer="layout" svg:width="13.968cm" svg:height="10.476cm" svg:x="3.81cm" svg:y="2.123cm" draw:page-number="102" presentation:class="page"/>
          <draw:frame presentation:style-name="pr6" draw:text-style-name="P3"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rquillian example</text:p>
          </draw:text-box>
        </draw:frame>
        <draw:frame presentation:style-name="pr29" draw:text-style-name="P9" draw:layer="layout" svg:width="25.199cm" svg:height="12.18cm" svg:x="1.4cm" svg:y="4.914cm" presentation:class="outline" presentation:user-transformed="true">
          <draw:text-box>
            <text:p text:style-name="P8"><text:span text:style-name="T95">@RunWith</text:span><text:span text:style-name="T13">(</text:span><text:span text:style-name="T93">Arquillian</text:span><text:span text:style-name="T13">.</text:span><text:span text:style-name="T92">class</text:span><text:span text:style-name="T13">)</text:span></text:p>
            <text:p text:style-name="P8"><text:span text:style-name="T92">public</text:span><text:span text:style-name="T13"> </text:span><text:span text:style-name="T92">class</text:span><text:span text:style-name="T13"> </text:span><text:span text:style-name="T93">GreeterTest</text:span><text:span text:style-name="T13"> {</text:span></text:p>
            <text:p text:style-name="P8"><text:span text:style-name="T94"/></text:p>
            <text:p text:style-name="P8"><text:span text:style-name="T13"><text:s text:c="4"/></text:span><text:span text:style-name="T95">@Deployment</text:span></text:p>
            <text:p text:style-name="P8"><text:span text:style-name="T13"><text:s text:c="4"/></text:span><text:span text:style-name="T92">public</text:span><text:span text:style-name="T13"> </text:span><text:span text:style-name="T92">static</text:span><text:span text:style-name="T13"> </text:span><text:span text:style-name="T96">JavaArchive</text:span><text:span text:style-name="T13"> </text:span><text:span text:style-name="T98">createDeployment</text:span><text:span text:style-name="T13">() {</text:span></text:p>
            <text:p text:style-name="P8"><text:span text:style-name="T13"><text:s text:c="8"/></text:span><text:span text:style-name="T92">return</text:span><text:span text:style-name="T13"> </text:span><text:span text:style-name="T93">ShrinkWrap</text:span></text:p>
            <text:p text:style-name="P8"><text:span text:style-name="T13"><text:s text:c="12"/></text:span><text:span text:style-name="T13">.</text:span><text:span text:style-name="T102">create</text:span><text:span text:style-name="T13">(</text:span><text:span text:style-name="T96">JavaArchive</text:span><text:span text:style-name="T13">.</text:span><text:span text:style-name="T92">class</text:span><text:span text:style-name="T13">)</text:span></text:p>
            <text:p text:style-name="P8"><text:span text:style-name="T13"><text:s text:c="12"/></text:span><text:span text:style-name="T13">.</text:span><text:span text:style-name="T102">addClasses</text:span><text:span text:style-name="T13">(</text:span><text:span text:style-name="T93">Greeter</text:span><text:span text:style-name="T13">.</text:span><text:span text:style-name="T92">class</text:span><text:span text:style-name="T13">, </text:span><text:span text:style-name="T93">PhraseBuilder</text:span><text:span text:style-name="T13">.</text:span><text:span text:style-name="T92">class</text:span><text:span text:style-name="T13">)</text:span></text:p>
            <text:p text:style-name="P8"><text:span text:style-name="T13"><text:s text:c="12"/></text:span><text:span text:style-name="T13">.</text:span><text:span text:style-name="T102">addAsManifestResource</text:span><text:span text:style-name="T13">(</text:span><text:span text:style-name="T172">EmptyAsset</text:span><text:span text:style-name="T13">.</text:span><text:span text:style-name="T115">INSTANCE</text:span><text:span text:style-name="T13">, </text:span><text:span text:style-name="T99">"beans.xml"</text:span><text:span text:style-name="T13">);</text:span></text:p>
            <text:p text:style-name="P8"><text:span text:style-name="T13"><text:s text:c="4"/></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3">Greeter</text:span><text:span text:style-name="T13"> </text:span><text:span text:style-name="T97">greeter</text:span><text:span text:style-name="T13">;</text:span></text:p>
            <text:p text:style-name="P8"><text:span text:style-name="T94"/></text:p>
            <text:p text:style-name="P8"><text:span text:style-name="T13"><text:s text:c="4"/></text:span><text:span text:style-name="T95">@Test</text:span></text:p>
            <text:p text:style-name="P8"><text:span text:style-name="T13"><text:s text:c="4"/></text:span><text:span text:style-name="T92">public</text:span><text:span text:style-name="T13"> </text:span><text:span text:style-name="T92">void</text:span><text:span text:style-name="T13"> </text:span><text:span text:style-name="T98">should_create_greeting</text:span><text:span text:style-name="T13">() {</text:span></text:p>
            <text:p text:style-name="P8"><text:span text:style-name="T13"><text:s text:c="8"/></text:span><text:span text:style-name="T102">assertEquals</text:span><text:span text:style-name="T13">(</text:span><text:span text:style-name="T99">"Hello, Earthling!"</text:span><text:span text:style-name="T13">, </text:span><text:span text:style-name="T97">greeter</text:span><text:span text:style-name="T13">.createGreeting(</text:span><text:span text:style-name="T99">"Earthling"</text:span><text:span text:style-name="T13">));</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draw:page-thumbnail draw:style-name="gr1" draw:layer="layout" svg:width="13.968cm" svg:height="10.476cm" svg:x="3.81cm" svg:y="2.123cm" draw:page-number="103" presentation:class="page"/>
          <draw:frame presentation:style-name="pr6" draw:text-style-name="P3"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34" draw:text-style-name="P35" draw:layer="layout" svg:width="25.199cm" svg:height="13.859cm" svg:x="1.4cm" svg:y="4.914cm" presentation:class="outline" presentation:user-transformed="true">
          <draw:text-box>
            <text:list text:style-name="L3">
              <text:list-item>
                <text:p><text:span text:style-name="T173"><text:a xlink:href="http://bryncooke.github.io/cdi-unit/" xlink:type="simple">http://bryncooke.github.io/cdi-unit/</text:a></text:span></text:p>
              </text:list-item>
              <text:list-item>
                <text:p><text:span text:style-name="T173">JUnit runner for testing CDI applications</text:span></text:p>
              </text:list-item>
              <text:list-item>
                <text:p><text:span text:style-name="T173">Works by creating custom CDI/Weld deployments</text:span></text:p>
              </text:list-item>
            </text:list>
          </draw:text-box>
        </draw:frame>
        <presentation:notes draw:style-name="dp2">
          <draw:page-thumbnail draw:style-name="gr1" draw:layer="layout" svg:width="13.968cm" svg:height="10.476cm" svg:x="3.81cm" svg:y="2.123cm" draw:page-number="104" presentation:class="page"/>
          <draw:frame presentation:style-name="pr42"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Supports Mockito @Mock, @Spy annotations.</text:p>
              <text:p>Supports custom deployments with @AdditionalClasses, @AdditionalClassPaths.</text:p>
              <text:p>Supports scopes like @InRequestScope <text:s/>and @InSessionScope.</text:p>
              <text:p>Supports alternatives with @ProducesAlternative.</text:p>
              <text:p>Supports JAX-RS with @JaxRS.</text:p>
              <text:p>At IBM we used CDI-Unit everywhere in our application for unit testing and integration testing.</text:p>
            </draw:text-box>
          </draw:frame>
        </presentation:notes>
      </draw:page>
      <draw:page draw:name="page10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DI-Unit supports</text:p>
          </draw:text-box>
        </draw:frame>
        <draw:frame presentation:style-name="pr43" draw:text-style-name="P1" draw:layer="layout" svg:width="25.199cm" svg:height="12.247cm" svg:x="1.4cm" svg:y="4.914cm" presentation:class="outline" presentation:user-transformed="true">
          <draw:text-box>
            <text:list text:style-name="L3">
              <text:list-item>
                <text:p text:style-name="P36"><text:span text:style-name="T173">Mockito via @Mock, @Spy</text:span></text:p>
              </text:list-item>
              <text:list-item>
                <text:p text:style-name="P36"><text:span text:style-name="T173">Custom deployments via @AdditionalClasses, @AdditionalClassPaths, @AdditionalPackages, @IgnoredClasses</text:span></text:p>
              </text:list-item>
              <text:list-item>
                <text:p text:style-name="P36"><text:span text:style-name="T173">Scopes via @InRequestScope, @InSessionScope, @InConversationScope</text:span></text:p>
              </text:list-item>
              <text:list-item>
                <text:p text:style-name="P36"><text:span text:style-name="T173">Alternatives via @EnabledAlternatives, @ProducesAlternative</text:span></text:p>
              </text:list-item>
              <text:list-item>
                <text:p text:style-name="P36"><text:span text:style-name="T173">Java technologies via @SupportEjb, @SupportJaxRs, @SupportDeltaspike* annotations</text:span></text:p>
              </text:list-item>
            </text:list>
          </draw:text-box>
        </draw:frame>
        <presentation:notes draw:style-name="dp2">
          <draw:page-thumbnail draw:style-name="gr1" draw:layer="layout" svg:width="13.968cm" svg:height="10.476cm" svg:x="3.81cm" svg:y="2.123cm" draw:page-number="105" presentation:class="page"/>
          <draw:frame presentation:style-name="pr6" draw:text-style-name="P3"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49">send</text:span><text:span text:style-name="T62">(</text:span><text:span text:style-name="T67">user</text:span><text:span text:style-name="T62">.</text:span><text:span text:style-name="T149">get</text:span><text:span text:style-name="T62">() + </text:span><text:span text:style-name="T69">" said "</text:span><text:span text:style-name="T62"> + </text:span><text:span text:style-name="T67">hello</text:span><text:span text:style-name="T62">.</text:span><text:span text:style-name="T149">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06"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0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49">doReturn</text:span><text:span text:style-name="T62">(</text:span><text:span text:style-name="T69">"Bonjour"</text:span><text:span text:style-name="T62">).</text:span><text:span text:style-name="T149">when</text:span><text:span text:style-name="T62">(</text:span><text:span text:style-name="T67">hello</text:span><text:span text:style-name="T62">).</text:span><text:span text:style-name="T149">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49">verify</text:span><text:span text:style-name="T62">(</text:span><text:span text:style-name="T67">email</text:span><text:span text:style-name="T62">).</text:span><text:span text:style-name="T149">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07"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oaster</text:p>
          </draw:text-box>
        </draw:frame>
        <draw:frame presentation:style-name="pr29"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08" presentation:class="page"/>
          <draw:frame presentation:style-name="pr6" draw:text-style-name="P26"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37" draw:layer="layout" svg:width="25.199cm" svg:height="13.859cm" svg:x="1.4cm" svg:y="4.914cm" presentation:class="outline" presentation:user-transformed="true">
          <draw:text-box>
            <text:list text:style-name="L3">
              <text:list-item>
                <text:p><text:span text:style-name="T174"><text:a xlink:href="https://github.com/cdi-spec" xlink:type="simple">https://github.com/cdi-spec</text:a></text:span></text:p>
              </text:list-item>
              <text:list-item>
                <text:p><text:span text:style-name="T174"><text:a xlink:href="https://github.com/weld" xlink:type="simple">https://github.com/weld</text:a></text:span></text:p>
              </text:list-item>
              <text:list-item>
                <text:p><text:span text:style-name="T174"><text:a xlink:href="https://www.baeldung.com/java-ee-cdi" xlink:type="simple">https://www.baeldung.com/java-ee-cdi</text:a></text:span></text:p>
              </text:list-item>
              <text:list-item>
                <text:p><text:span text:style-name="T174"><text:a xlink:href="https://www.javacodegeeks.com/cdi-tutorials" xlink:type="simple">https://www.javacodegeeks.com/cdi-tutorials</text:a></text:span></text:p>
              </text:list-item>
              <text:list-item>
                <text:p><text:span text:style-name="T174"><text:a xlink:href="https://dzone.com/refcardz/contexts-and-depencency" xlink:type="simple">https://dzone.com/refcardz/contexts-and-depencency</text:a></text:span></text:p>
              </text:list-item>
              <text:list-item>
                <text:p><text:span text:style-name="T174"><text:a xlink:href="http://next-presso.com/" xlink:type="simple">http://next-presso.com/</text:a></text:span></text:p>
              </text:list-item>
              <text:list-item>
                <text:p><text:span text:style-name="T174"><text:a xlink:href="https://javaee.github.io/tutorial/cdi-basic.html" xlink:type="simple">https://javaee.github.io/tutorial/cdi-basic.html</text:a></text:span></text:p>
              </text:list-item>
              <text:list-item>
                <text:p><text:span text:style-name="T174">StackOverflow, Google, practice, ...</text:span></text:p>
              </text:list-item>
            </text:list>
          </draw:text-box>
        </draw:frame>
        <presentation:notes draw:style-name="dp2">
          <draw:page-thumbnail draw:style-name="gr1" draw:layer="layout" svg:width="13.968cm" svg:height="10.476cm" svg:x="3.81cm" svg:y="2.123cm" draw:page-number="109"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34" draw:text-style-name="P1" draw:layer="layout" svg:width="25.199cm" svg:height="13.85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110"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1H24M57S</meta:editing-duration>
    <meta:editing-cycles>705</meta:editing-cycles>
    <meta:generator>LibreOffice/7.3.4.2$Windows_X86_64 LibreOffice_project/728fec16bd5f605073805c3c9e7c4212a0120dc5</meta:generator>
    <dc:date>2023-04-02T23:52:48.142000000</dc:date>
    <meta:document-statistic meta:object-count="461"/>
  </office:meta>
</office:document-meta>
</file>